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LeagueCP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peciesID</text:p>
          </table:table-cell>
          <table:table-cell table:style-name="Default" office:value-type="string" calcext:value-type="string">
            <text:p>Moves Se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FAULT_X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b2x</text:p>
          </table:table-cell>
          <table:table-cell table:style-name="Default" office:value-type="string" calcext:value-type="string">
            <text:p>b2d</text:p>
          </table:table-cell>
          <table:table-cell table:style-name="Default" office:value-type="string" calcext:value-type="string">
            <text:p>b2m</text:p>
          </table:table-cell>
          <table:table-cell office:value-type="string" calcext:value-type="string">
            <text:p>x2d</text:p>
          </table:table-cell>
          <table:table-cell office:value-type="string" calcext:value-type="string">
            <text:p>x2m</text:p>
          </table:table-cell>
          <table:table-cell table:style-name="Default" office:value-type="string" calcext:value-type="string">
            <text:p>d2m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I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abomasn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9-5-14-1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4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omasnow (Mega)</text:p>
          </table:table-cell>
          <table:table-cell office:value-type="string" calcext:value-type="string">
            <text:p>abomasnow_mega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27.5-0-12-15</text:p>
          </table:table-cell>
          <table:table-cell office:value-type="string" calcext:value-type="string">
            <text:p>27-5-10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5-10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omasnow (Shadow)</text:p>
          </table:table-cell>
          <table:table-cell office:value-type="string" calcext:value-type="string">
            <text:p>abomasnow_shadow</text:p>
          </table:table-cell>
          <table:table-cell office:value-type="date" office:date-value="2000-05-02" calcext:value-type="date">
            <text:p>2000-05-02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9-5-14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9-5-14-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ra (Shadow)</text:p>
          </table:table-cell>
          <table:table-cell office:value-type="string" calcext:value-type="string">
            <text:p>abra_shadow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abso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.5-5-14-14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percentage" office:value="-0.56" calcext:value-type="percentage">
            <text:p>-56.00%</text:p>
          </table:table-cell>
          <table:table-cell office:value-type="percentage" office:value="-0.55" calcext:value-type="percentage">
            <text:p>-5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5" calcext:value-type="percentage">
            <text:p>-5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bsol (Shadow)</text:p>
          </table:table-cell>
          <table:table-cell office:value-type="string" calcext:value-type="string">
            <text:p>absol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.5-5-14-14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38" calcext:value-type="percentage">
            <text:p>-3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accelgor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47.5-0-15-13</text:p>
          </table:table-cell>
          <table:table-cell office:value-type="string" calcext:value-type="string">
            <text:p>45-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3" calcext:value-type="percentage">
            <text:p>-3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egislash</text:p>
          </table:table-cell>
          <table:table-cell office:value-type="string" calcext:value-type="string">
            <text:p>aegislash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7-4-15-8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erodactyl (Shadow)</text:p>
          </table:table-cell>
          <table:table-cell office:value-type="string" calcext:value-type="string">
            <text:p>aerodactyl_shadow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37.5-0-13-15</text:p>
          </table:table-cell>
          <table:table-cell office:value-type="string" calcext:value-type="string">
            <text:p>37-4-15-8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-4-15-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aggron</text:p>
          </table:table-cell>
          <table:table-cell office:value-type="date" office:date-value="2002-03-01" calcext:value-type="date">
            <text:p>2002-03-01</text:p>
          </table:table-cell>
          <table:table-cell office:value-type="string" calcext:value-type="string">
            <text:p>33-0-13-15</text:p>
          </table:table-cell>
          <table:table-cell office:value-type="string" calcext:value-type="string">
            <text:p>32-4-11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-0-13-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ggron (Shadow)</text:p>
          </table:table-cell>
          <table:table-cell office:value-type="string" calcext:value-type="string">
            <text:p>aggron_shadow</text:p>
          </table:table-cell>
          <table:table-cell office:value-type="date" office:date-value="2002-03-02" calcext:value-type="date">
            <text:p>2002-03-02</text:p>
          </table:table-cell>
          <table:table-cell office:value-type="string" calcext:value-type="string">
            <text:p>33-0-13-15</text:p>
          </table:table-cell>
          <table:table-cell office:value-type="string" calcext:value-type="string">
            <text:p>32-4-11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4-11-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aipom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ipom (Shadow)</text:p>
          </table:table-cell>
          <table:table-cell office:value-type="string" calcext:value-type="string">
            <text:p>aipom_shadow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date" office:date-value="2001-02-07" calcext:value-type="date">
            <text:p>2001-02-07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.5-5-8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akazam (Shadow)</text:p>
          </table:table-cell>
          <table:table-cell office:value-type="string" calcext:value-type="string">
            <text:p>alakazam_shadow</text:p>
          </table:table-cell>
          <table:table-cell office:value-type="date" office:date-value="2001-02-07" calcext:value-type="date">
            <text:p>2001-02-07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.5-5-8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.5-5-8-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omomola</text:p>
          </table:table-cell>
          <table:table-cell office:value-type="string" calcext:value-type="string">
            <text:p>alomomola</text:p>
          </table:table-cell>
          <table:table-cell office:value-type="date" office:date-value="2016-03-02" calcext:value-type="date">
            <text:p>2016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altari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aura</text:p>
          </table:table-cell>
          <table:table-cell office:value-type="string" calcext:value-type="string">
            <text:p>amaura</text:p>
          </table:table-cell>
          <table:table-cell office:value-type="date" office:date-value="2001-04-01" calcext:value-type="date">
            <text:p>2001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ambipo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8.5-0-15-14</text:p>
          </table:table-cell>
          <table:table-cell office:value-type="string" calcext:value-type="string">
            <text:p>47.5-5-11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7.5-5-11-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bipom (Shadow)</text:p>
          </table:table-cell>
          <table:table-cell office:value-type="string" calcext:value-type="string">
            <text:p>ambipom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48.5-0-15-14</text:p>
          </table:table-cell>
          <table:table-cell office:value-type="string" calcext:value-type="string">
            <text:p>47.5-5-11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0.14" calcext:value-type="percentage">
            <text:p>14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oonguss</text:p>
          </table:table-cell>
          <table:table-cell office:value-type="string" calcext:value-type="string">
            <text:p>amoonguss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ampharos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36-0-13-15</text:p>
          </table:table-cell>
          <table:table-cell office:value-type="string" calcext:value-type="string">
            <text:p>35.5-4-15-8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pharos (Mega)</text:p>
          </table:table-cell>
          <table:table-cell office:value-type="string" calcext:value-type="string">
            <text:p>ampharos_mega</text:p>
          </table:table-cell>
          <table:table-cell office:value-type="date" office:date-value="2001-05-01" calcext:value-type="date">
            <text:p>2001-05-01</text:p>
          </table:table-cell>
          <table:table-cell office:value-type="string" calcext:value-type="string">
            <text:p>21.5-2-15-15</text:p>
          </table:table-cell>
          <table:table-cell office:value-type="string" calcext:value-type="string">
            <text:p>21.5-4-11-15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mpharos (Shadow)</text:p>
          </table:table-cell>
          <table:table-cell office:value-type="string" calcext:value-type="string">
            <text:p>ampharos_shadow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36-0-13-15</text:p>
          </table:table-cell>
          <table:table-cell office:value-type="string" calcext:value-type="string">
            <text:p>35.5-4-15-8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anorith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norith (Shadow)</text:p>
          </table:table-cell>
          <table:table-cell office:value-type="string" calcext:value-type="string">
            <text:p>anorith_shadow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date" office:date-value="2002-02-05" calcext:value-type="date">
            <text:p>2002-02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bok (Shadow)</text:p>
          </table:table-cell>
          <table:table-cell office:value-type="string" calcext:value-type="string">
            <text:p>arbok_shadow</text:p>
          </table:table-cell>
          <table:table-cell office:value-type="date" office:date-value="2002-02-05" calcext:value-type="date">
            <text:p>2002-02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31.5-0-15-15</text:p>
          </table:table-cell>
          <table:table-cell office:value-type="string" calcext:value-type="string">
            <text:p>31-5-11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anine (Shadow)</text:p>
          </table:table-cell>
          <table:table-cell office:value-type="string" calcext:value-type="string">
            <text:p>arcanine_shadow</text:p>
          </table:table-cell>
          <table:table-cell office:value-type="date" office:date-value="2002-06-04" calcext:value-type="date">
            <text:p>2002-06-04</text:p>
          </table:table-cell>
          <table:table-cell office:value-type="string" calcext:value-type="string">
            <text:p>31.5-0-15-15</text:p>
          </table:table-cell>
          <table:table-cell office:value-type="string" calcext:value-type="string">
            <text:p>31-5-11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44" calcext:value-type="percentage">
            <text:p>-44.00%</text:p>
          </table:table-cell>
          <table:table-cell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Bug)</text:p>
          </table:table-cell>
          <table:table-cell office:value-type="string" calcext:value-type="string">
            <text:p>arceus_bu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Dark)</text:p>
          </table:table-cell>
          <table:table-cell office:value-type="string" calcext:value-type="string">
            <text:p>arceus_dar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1-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Dragon)</text:p>
          </table:table-cell>
          <table:table-cell office:value-type="string" calcext:value-type="string">
            <text:p>arceus_drag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Electric)</text:p>
          </table:table-cell>
          <table:table-cell office:value-type="string" calcext:value-type="string">
            <text:p>arceus_electric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Fairy)</text:p>
          </table:table-cell>
          <table:table-cell office:value-type="string" calcext:value-type="string">
            <text:p>arceus_fairy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Fighting)</text:p>
          </table:table-cell>
          <table:table-cell office:value-type="string" calcext:value-type="string">
            <text:p>arceus_fightin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Fire)</text:p>
          </table:table-cell>
          <table:table-cell office:value-type="string" calcext:value-type="string">
            <text:p>arceus_fir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Flying)</text:p>
          </table:table-cell>
          <table:table-cell office:value-type="string" calcext:value-type="string">
            <text:p>arceus_flying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Ghost)</text:p>
          </table:table-cell>
          <table:table-cell office:value-type="string" calcext:value-type="string">
            <text:p>arceus_ghos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1-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Grass)</text:p>
          </table:table-cell>
          <table:table-cell office:value-type="string" calcext:value-type="string">
            <text:p>arceus_grass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1-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Ground)</text:p>
          </table:table-cell>
          <table:table-cell office:value-type="string" calcext:value-type="string">
            <text:p>arceus_ground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Ice)</text:p>
          </table:table-cell>
          <table:table-cell office:value-type="string" calcext:value-type="string">
            <text:p>arceus_ic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Poison)</text:p>
          </table:table-cell>
          <table:table-cell office:value-type="string" calcext:value-type="string">
            <text:p>arceus_pois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Psychic)</text:p>
          </table:table-cell>
          <table:table-cell office:value-type="string" calcext:value-type="string">
            <text:p>arceus_psychic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4-13-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Rock)</text:p>
          </table:table-cell>
          <table:table-cell office:value-type="string" calcext:value-type="string">
            <text:p>arceus_roc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Steel)</text:p>
          </table:table-cell>
          <table:table-cell office:value-type="string" calcext:value-type="string">
            <text:p>arceus_steel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1-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eus (Water)</text:p>
          </table:table-cell>
          <table:table-cell office:value-type="string" calcext:value-type="string">
            <text:p>arceus_wate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3.5-0-11-15</text:p>
          </table:table-cell>
          <table:table-cell office:value-type="string" calcext:value-type="string">
            <text:p>23-4-13-13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hen</text:p>
          </table:table-cell>
          <table:table-cell office:value-type="string" calcext:value-type="string">
            <text:p>archen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cheops</text:p>
          </table:table-cell>
          <table:table-cell office:value-type="string" calcext:value-type="string">
            <text:p>archeops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7.5-1-15-15</text:p>
          </table:table-cell>
          <table:table-cell office:value-type="string" calcext:value-type="string">
            <text:p>27.5-5-15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ariados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armald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5-2-15-15</text:p>
          </table:table-cell>
          <table:table-cell office:value-type="string" calcext:value-type="string">
            <text:p>34.5-5-15-12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-2-15-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maldo (Shadow)</text:p>
          </table:table-cell>
          <table:table-cell office:value-type="string" calcext:value-type="string">
            <text:p>armaldo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5-2-15-15</text:p>
          </table:table-cell>
          <table:table-cell office:value-type="string" calcext:value-type="string">
            <text:p>34.5-5-15-12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omatisse</text:p>
          </table:table-cell>
          <table:table-cell office:value-type="string" calcext:value-type="string">
            <text:p>aromatiss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49.5-6-15-14</text:p>
          </table:table-cell>
          <table:table-cell office:value-type="string" calcext:value-type="string">
            <text:p>46-14-15-13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6-15-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aron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on (Shadow)</text:p>
          </table:table-cell>
          <table:table-cell office:value-type="string" calcext:value-type="string">
            <text:p>aron_shadow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date" office:date-value="2001-05-03" calcext:value-type="date">
            <text:p>2001-05-03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-4-14-12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rticuno (Shadow)</text:p>
          </table:table-cell>
          <table:table-cell office:value-type="string" calcext:value-type="string">
            <text:p>articuno_shadow</text:p>
          </table:table-cell>
          <table:table-cell office:value-type="date" office:date-value="2001-06-04" calcext:value-type="date">
            <text:p>2001-06-04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-4-14-12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-4-14-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udino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urorus</text:p>
          </table:table-cell>
          <table:table-cell office:value-type="string" calcext:value-type="string">
            <text:p>aurorus</text:p>
          </table:table-cell>
          <table:table-cell office:value-type="date" office:date-value="2001-05-01" calcext:value-type="date">
            <text:p>2001-05-01</text:p>
          </table:table-cell>
          <table:table-cell office:value-type="string" calcext:value-type="string">
            <text:p>37.5-0-15-15</text:p>
          </table:table-cell>
          <table:table-cell office:value-type="string" calcext:value-type="string">
            <text:p>36.5-5-12-13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-15-15-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valugg</text:p>
          </table:table-cell>
          <table:table-cell office:value-type="string" calcext:value-type="string">
            <text:p>avalugg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9.5-0-14-15</text:p>
          </table:table-cell>
          <table:table-cell office:value-type="string" calcext:value-type="string">
            <text:p>28.5-7-14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axew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azelf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8.5-3-15-14</text:p>
          </table:table-cell>
          <table:table-cell office:value-type="string" calcext:value-type="string">
            <text:p>28-6-15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azumarill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azurill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bagon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gon (Shadow)</text:p>
          </table:table-cell>
          <table:table-cell office:value-type="string" calcext:value-type="string">
            <text:p>bagon_shadow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baltoy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banette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7-15-14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.5-15-15-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nette (Shadow)</text:p>
          </table:table-cell>
          <table:table-cell office:value-type="string" calcext:value-type="string">
            <text:p>banette_shadow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7-15-14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7-15-14-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rbaracle</text:p>
          </table:table-cell>
          <table:table-cell office:value-type="string" calcext:value-type="string">
            <text:p>barbaracle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40.5-0-15-15</text:p>
          </table:table-cell>
          <table:table-cell office:value-type="string" calcext:value-type="string">
            <text:p>39.5-4-14-13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9" calcext:value-type="percentage">
            <text:p>1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.5-4-14-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barboach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basculin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4"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bastiodon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bayleef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artic</text:p>
          </table:table-cell>
          <table:table-cell office:value-type="string" calcext:value-type="string">
            <text:p>beartic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1.5-0-15-13</text:p>
          </table:table-cell>
          <table:table-cell office:value-type="string" calcext:value-type="string">
            <text:p>30-4-14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beautifly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date" office:date-value="2002-02-06" calcext:value-type="date">
            <text:p>2002-02-06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edrill (Mega)</text:p>
          </table:table-cell>
          <table:table-cell office:value-type="string" calcext:value-type="string">
            <text:p>beedrill_mega</text:p>
          </table:table-cell>
          <table:table-cell office:value-type="date" office:date-value="2002-06-02" calcext:value-type="date">
            <text:p>2002-06-02</text:p>
          </table:table-cell>
          <table:table-cell office:value-type="string" calcext:value-type="string">
            <text:p>27-1-15-15</text:p>
          </table:table-cell>
          <table:table-cell office:value-type="string" calcext:value-type="string">
            <text:p>27-5-15-11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edrill (Shadow)</text:p>
          </table:table-cell>
          <table:table-cell office:value-type="string" calcext:value-type="string">
            <text:p>beedrill_shadow</text:p>
          </table:table-cell>
          <table:table-cell office:value-type="date" office:date-value="2002-02-06" calcext:value-type="date">
            <text:p>2002-02-06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heeyem</text:p>
          </table:table-cell>
          <table:table-cell office:value-type="string" calcext:value-type="string">
            <text:p>beheeyem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37.5-1-15-15</text:p>
          </table:table-cell>
          <table:table-cell office:value-type="string" calcext:value-type="string">
            <text:p>36.5-5-14-15</text:p>
          </table:table-cell>
          <table:table-cell/>
          <table:table-cell office:value-type="string" calcext:value-type="string">
            <text:p>33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.5-15-15-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beldum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dum (Shadow)</text:p>
          </table:table-cell>
          <table:table-cell office:value-type="string" calcext:value-type="string">
            <text:p>beldum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2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2-12-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lossom (Shadow)</text:p>
          </table:table-cell>
          <table:table-cell office:value-type="string" calcext:value-type="string">
            <text:p>bellossom_shad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2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2-12-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llsprout (Shadow)</text:p>
          </table:table-cell>
          <table:table-cell office:value-type="string" calcext:value-type="string">
            <text:p>bellsprout_shadow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bergmit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bibarel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bidoof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nacle</text:p>
          </table:table-cell>
          <table:table-cell office:value-type="string" calcext:value-type="string">
            <text:p>binacl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bisharp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4.5-5-13-14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48.5-0-12-15</text:p>
          </table:table-cell>
          <table:table-cell office:value-type="string" calcext:value-type="string">
            <text:p>46-5-15-12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astoise (Mega)</text:p>
          </table:table-cell>
          <table:table-cell office:value-type="string" calcext:value-type="string">
            <text:p>blastoise_mega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3.5-0-14-15</text:p>
          </table:table-cell>
          <table:table-cell office:value-type="string" calcext:value-type="string">
            <text:p>23-7-11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4-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astoise (Shadow)</text:p>
          </table:table-cell>
          <table:table-cell office:value-type="string" calcext:value-type="string">
            <text:p>blastoise_shadow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48.5-0-12-15</text:p>
          </table:table-cell>
          <table:table-cell office:value-type="string" calcext:value-type="string">
            <text:p>46-5-15-12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82" calcext:value-type="percentage">
            <text:p>8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6-5-15-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blaziken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35-1-15-15</text:p>
          </table:table-cell>
          <table:table-cell office:value-type="string" calcext:value-type="string">
            <text:p>34-4-15-14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49" calcext:value-type="percentage">
            <text:p>4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2" calcext:value-type="percentage">
            <text:p>2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-1-15-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1-0-15-14</text:p>
          </table:table-cell>
          <table:table-cell office:value-type="string" calcext:value-type="string">
            <text:p>38.5-5-15-10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79" calcext:value-type="percentage">
            <text:p>7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78" calcext:value-type="percentage">
            <text:p>7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-0-15-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blitzl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oldore</text:p>
          </table:table-cell>
          <table:table-cell office:value-type="string" calcext:value-type="string">
            <text:p>boldore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bonsly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ouffalant</text:p>
          </table:table-cell>
          <table:table-cell office:value-type="string" calcext:value-type="string">
            <text:p>bouffalant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5.5-6-15-13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aixen</text:p>
          </table:table-cell>
          <table:table-cell office:value-type="string" calcext:value-type="string">
            <text:p>braixen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aviary</text:p>
          </table:table-cell>
          <table:table-cell office:value-type="string" calcext:value-type="string">
            <text:p>braviary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30.5-0-14-15</text:p>
          </table:table-cell>
          <table:table-cell office:value-type="string" calcext:value-type="string">
            <text:p>30.5-4-14-7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9" calcext:value-type="percentage">
            <text:p>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breloom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41-0-14-15</text:p>
          </table:table-cell>
          <table:table-cell office:value-type="string" calcext:value-type="string">
            <text:p>40.5-4-11-15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.5-15-15-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bronzong</text:p>
          </table:table-cell>
          <table:table-cell office:value-type="date" office:date-value="2000-06-04" calcext:value-type="date">
            <text:p>2000-06-04</text:p>
          </table:table-cell>
          <table:table-cell office:value-type="string" calcext:value-type="string">
            <text:p>50-13-15-14</text:p>
          </table:table-cell>
          <table:table-cell office:value-type="string" calcext:value-type="string">
            <text:p>50-12-15-15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.5-15-15-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bronzor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budew</text:p>
          </table:table-cell>
          <table:table-cell office:value-type="date" office:date-value="2016-02-01" calcext:value-type="date">
            <text:p>2016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buizel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lbasaur (Shadow)</text:p>
          </table:table-cell>
          <table:table-cell office:value-type="string" calcext:value-type="string">
            <text:p>bulbasaur_shadow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buneary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nnelby</text:p>
          </table:table-cell>
          <table:table-cell office:value-type="string" calcext:value-type="string">
            <text:p>bunnelby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rmy (Plant)</text:p>
          </table:table-cell>
          <table:table-cell office:value-type="string" calcext:value-type="string">
            <text:p>burmy_plant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rmy (Sandy)</text:p>
          </table:table-cell>
          <table:table-cell office:value-type="string" calcext:value-type="string">
            <text:p>burmy_sandy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rmy (Trash)</text:p>
          </table:table-cell>
          <table:table-cell office:value-type="string" calcext:value-type="string">
            <text:p>burmy_trash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cacnea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cacturne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7-14-15-15</text:p>
          </table:table-cell>
          <table:table-cell/>
          <table:table-cell office:value-type="string" calcext:value-type="string">
            <text:p>4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.5-15-15-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camerupt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rbink</text:p>
          </table:table-cell>
          <table:table-cell office:value-type="string" calcext:value-type="string">
            <text:p>carbink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carnivine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rracosta</text:p>
          </table:table-cell>
          <table:table-cell office:value-type="string" calcext:value-type="string">
            <text:p>carracost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2-1-14-15</text:p>
          </table:table-cell>
          <table:table-cell office:value-type="string" calcext:value-type="string">
            <text:p>40.5-4-14-14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.5-15-15-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carvanha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rvanha (Shadow)</text:p>
          </table:table-cell>
          <table:table-cell office:value-type="string" calcext:value-type="string">
            <text:p>carvanha_shadow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castform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stform (Rainy)</text:p>
          </table:table-cell>
          <table:table-cell office:value-type="string" calcext:value-type="string">
            <text:p>castform_rainy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stform (Snowy)</text:p>
          </table:table-cell>
          <table:table-cell office:value-type="string" calcext:value-type="string">
            <text:p>castform_snowy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stform (Sunny)</text:p>
          </table:table-cell>
          <table:table-cell office:value-type="string" calcext:value-type="string">
            <text:p>castform_sunny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celebi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2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0.35" calcext:value-type="percentage">
            <text:p>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12-11-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ndelure</text:p>
          </table:table-cell>
          <table:table-cell office:value-type="string" calcext:value-type="string">
            <text:p>chandelure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8.5-0-15-12</text:p>
          </table:table-cell>
          <table:table-cell office:value-type="string" calcext:value-type="string">
            <text:p>27.5-7-14-15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.5-0-15-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5-0-13-15</text:p>
          </table:table-cell>
          <table:table-cell office:value-type="string" calcext:value-type="string">
            <text:p>34-5-11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25" calcext:value-type="percentage">
            <text:p>2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4-5-11-1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izard (Mega X)</text:p>
          </table:table-cell>
          <table:table-cell office:value-type="string" calcext:value-type="string">
            <text:p>charizard_mega_x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24-1-15-13</text:p>
          </table:table-cell>
          <table:table-cell office:value-type="string" calcext:value-type="string">
            <text:p>23.5-7-15-12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8" calcext:value-type="percentage">
            <text:p>7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87" calcext:value-type="percentage">
            <text:p>87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-1-15-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izard (Mega Y)</text:p>
          </table:table-cell>
          <table:table-cell office:value-type="string" calcext:value-type="string">
            <text:p>charizard_mega_y</text:p>
          </table:table-cell>
          <table:table-cell office:value-type="date" office:date-value="2003-01-02" calcext:value-type="date">
            <text:p>2003-01-02</text:p>
          </table:table-cell>
          <table:table-cell office:value-type="string" calcext:value-type="string">
            <text:p>20.5-1-15-15</text:p>
          </table:table-cell>
          <table:table-cell office:value-type="string" calcext:value-type="string">
            <text:p>20.5-5-9-15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.5-15-15-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izard (Shadow)</text:p>
          </table:table-cell>
          <table:table-cell office:value-type="string" calcext:value-type="string">
            <text:p>charizard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5-0-13-15</text:p>
          </table:table-cell>
          <table:table-cell office:value-type="string" calcext:value-type="string">
            <text:p>34-5-11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-0-13-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mander (Shadow)</text:p>
          </table:table-cell>
          <table:table-cell office:value-type="string" calcext:value-type="string">
            <text:p>charmander_shadow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rmeleon (Shadow)</text:p>
          </table:table-cell>
          <table:table-cell office:value-type="string" calcext:value-type="string">
            <text:p>charmeleon_shadow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chatot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errim (Overcast)</text:p>
          </table:table-cell>
          <table:table-cell office:value-type="string" calcext:value-type="string">
            <text:p>cherrim_overcast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errim (Sunshine)</text:p>
          </table:table-cell>
          <table:table-cell office:value-type="string" calcext:value-type="string">
            <text:p>cherrim_sunny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cherubi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esnaught</text:p>
          </table:table-cell>
          <table:table-cell office:value-type="string" calcext:value-type="string">
            <text:p>chesnaught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33.5-1-15-14</text:p>
          </table:table-cell>
          <table:table-cell office:value-type="string" calcext:value-type="string">
            <text:p>32.5-4-13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9" calcext:value-type="percentage">
            <text:p>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.5-4-13-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espin</text:p>
          </table:table-cell>
          <table:table-cell office:value-type="string" calcext:value-type="string">
            <text:p>chespin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chikorita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chimchar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chimecho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11-15-15</text:p>
          </table:table-cell>
          <table:table-cell office:value-type="string" calcext:value-type="string">
            <text:p>50-12-15-12</text:p>
          </table:table-cell>
          <table:table-cell/>
          <table:table-cell office:value-type="string" calcext:value-type="string">
            <text:p>4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" calcext:value-type="percentage">
            <text:p>-4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-15-15-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chinchou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chingling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inccino</text:p>
          </table:table-cell>
          <table:table-cell office:value-type="string" calcext:value-type="string">
            <text:p>cinccino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12-15-15</text:p>
          </table:table-cell>
          <table:table-cell office:value-type="string" calcext:value-type="string">
            <text:p>49.5-13-15-14</text:p>
          </table:table-cell>
          <table:table-cell/>
          <table:table-cell office:value-type="string" calcext:value-type="string">
            <text:p>4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8.5-15-15-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clamperl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auncher</text:p>
          </table:table-cell>
          <table:table-cell office:value-type="string" calcext:value-type="string">
            <text:p>clauncher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33.5-6-12-14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awitzer</text:p>
          </table:table-cell>
          <table:table-cell office:value-type="string" calcext:value-type="string">
            <text:p>clawitze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8-0-13-15</text:p>
          </table:table-cell>
          <table:table-cell office:value-type="string" calcext:value-type="string">
            <text:p>36.5-5-14-13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-0.28" calcext:value-type="percentage">
            <text:p>-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claydol</text:p>
          </table:table-cell>
          <table:table-cell office:value-type="date" office:date-value="2000-02-05" calcext:value-type="date">
            <text:p>2000-02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9-0-15-13</text:p>
          </table:table-cell>
          <table:table-cell office:value-type="string" calcext:value-type="string">
            <text:p>48-4-11-13</text:p>
          </table:table-cell>
          <table:table-cell office:value-type="string" calcext:value-type="string">
            <text:p>33.5-6-12-14</text:p>
          </table:table-cell>
          <table:table-cell office:value-type="string" calcext:value-type="string">
            <text:p>42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45-0-14-14</text:p>
          </table:table-cell>
          <table:table-cell office:value-type="string" calcext:value-type="string">
            <text:p>42.5-5-13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2.5-5-13-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loyster (Shadow)</text:p>
          </table:table-cell>
          <table:table-cell office:value-type="string" calcext:value-type="string">
            <text:p>cloyster_shadow</text:p>
          </table:table-cell>
          <table:table-cell office:value-type="date" office:date-value="2001-06-05" calcext:value-type="date">
            <text:p>2001-06-05</text:p>
          </table:table-cell>
          <table:table-cell office:value-type="string" calcext:value-type="string">
            <text:p>45-0-14-14</text:p>
          </table:table-cell>
          <table:table-cell office:value-type="string" calcext:value-type="string">
            <text:p>42.5-5-13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2.5-5-13-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cobalio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32.5-1-15-12</text:p>
          </table:table-cell>
          <table:table-cell office:value-type="string" calcext:value-type="string">
            <text:p>30.5-7-15-13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fagrigus</text:p>
          </table:table-cell>
          <table:table-cell office:value-type="string" calcext:value-type="string">
            <text:p>cofagrigu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10-15-15</text:p>
          </table:table-cell>
          <table:table-cell office:value-type="string" calcext:value-type="string">
            <text:p>49-12-14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combusken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nkeldurr</text:p>
          </table:table-cell>
          <table:table-cell office:value-type="string" calcext:value-type="string">
            <text:p>conkeldur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8-0-15-12</text:p>
          </table:table-cell>
          <table:table-cell office:value-type="string" calcext:value-type="string">
            <text:p>27.5-6-12-13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5-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corphish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corsola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ttonee</text:p>
          </table:table-cell>
          <table:table-cell office:value-type="string" calcext:value-type="string">
            <text:p>cottone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cradily</text:p>
          </table:table-cell>
          <table:table-cell office:value-type="date" office:date-value="2001-04-02" calcext:value-type="date">
            <text:p>2001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adily (Shadow)</text:p>
          </table:table-cell>
          <table:table-cell office:value-type="string" calcext:value-type="string">
            <text:p>cradily_shadow</text:p>
          </table:table-cell>
          <table:table-cell office:value-type="date" office:date-value="2001-04-03" calcext:value-type="date">
            <text:p>2001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cranidos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crawdau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6-0-15-15</text:p>
          </table:table-cell>
          <table:table-cell office:value-type="string" calcext:value-type="string">
            <text:p>46-4-12-12</text:p>
          </table:table-cell>
          <table:table-cell/>
          <table:table-cell office:value-type="string" calcext:value-type="string">
            <text:p>40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.5-15-15-1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cresselia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37-1-15-13</text:p>
          </table:table-cell>
          <table:table-cell office:value-type="string" calcext:value-type="string">
            <text:p>35.5-5-14-13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croagunk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41.5-0-15-14</text:p>
          </table:table-cell>
          <table:table-cell office:value-type="string" calcext:value-type="string">
            <text:p>41-4-10-14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obat (Shadow)</text:p>
          </table:table-cell>
          <table:table-cell office:value-type="string" calcext:value-type="string">
            <text:p>crobat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41.5-0-15-14</text:p>
          </table:table-cell>
          <table:table-cell office:value-type="string" calcext:value-type="string">
            <text:p>41-4-10-14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1-4-10-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croconaw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crust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5-0-14-15</text:p>
          </table:table-cell>
          <table:table-cell office:value-type="string" calcext:value-type="string">
            <text:p>43-4-14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-0-14-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ryogonal</text:p>
          </table:table-cell>
          <table:table-cell office:value-type="string" calcext:value-type="string">
            <text:p>cryogonal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7.5-0-15-15</text:p>
          </table:table-cell>
          <table:table-cell office:value-type="string" calcext:value-type="string">
            <text:p>36.5-5-12-13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7.5-0-15-1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ubchoo</text:p>
          </table:table-cell>
          <table:table-cell office:value-type="string" calcext:value-type="string">
            <text:p>cubchoo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ubone (Shadow)</text:p>
          </table:table-cell>
          <table:table-cell office:value-type="string" calcext:value-type="string">
            <text:p>cubone_shadow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cyndaquil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darkrai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-10-13-13</text:p>
          </table:table-cell>
          <table:table-cell office:value-type="string" calcext:value-type="string">
            <text:p>24-10-11-13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-10-11-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manitan (Galarian Zen)</text:p>
          </table:table-cell>
          <table:table-cell office:value-type="string" calcext:value-type="string">
            <text:p>darmanitan_galarian_zen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3.5-0-15-14</text:p>
          </table:table-cell>
          <table:table-cell office:value-type="string" calcext:value-type="string">
            <text:p>23.5-4-15-7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0-15-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manitan (Galarian)</text:p>
          </table:table-cell>
          <table:table-cell office:value-type="string" calcext:value-type="string">
            <text:p>darmanitan_galarian_standard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30-0-13-15</text:p>
          </table:table-cell>
          <table:table-cell office:value-type="string" calcext:value-type="string">
            <text:p>29.5-4-15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manitan (Standard)</text:p>
          </table:table-cell>
          <table:table-cell office:value-type="string" calcext:value-type="string">
            <text:p>darmanitan_standard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0-0-13-15</text:p>
          </table:table-cell>
          <table:table-cell office:value-type="string" calcext:value-type="string">
            <text:p>29.5-4-15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35" calcext:value-type="percentage">
            <text:p>-3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manitan (Zen)</text:p>
          </table:table-cell>
          <table:table-cell office:value-type="string" calcext:value-type="string">
            <text:p>darmanitan_zen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5-0-14-13</text:p>
          </table:table-cell>
          <table:table-cell office:value-type="string" calcext:value-type="string">
            <text:p>24.5-6-11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umaka</text:p>
          </table:table-cell>
          <table:table-cell office:value-type="string" calcext:value-type="string">
            <text:p>darumaka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arumaka (Galarian)</text:p>
          </table:table-cell>
          <table:table-cell office:value-type="string" calcext:value-type="string">
            <text:p>darumaka_galarian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dedenne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deerling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ino</text:p>
          </table:table-cell>
          <table:table-cell office:value-type="string" calcext:value-type="string">
            <text:p>deino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delcatty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delibird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libird (Shadow)</text:p>
          </table:table-cell>
          <table:table-cell office:value-type="string" calcext:value-type="string">
            <text:p>delibird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lphox</text:p>
          </table:table-cell>
          <table:table-cell office:value-type="string" calcext:value-type="string">
            <text:p>delphox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30.5-1-15-15</text:p>
          </table:table-cell>
          <table:table-cell office:value-type="string" calcext:value-type="string">
            <text:p>30.5-4-11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oxys</text:p>
          </table:table-cell>
          <table:table-cell office:value-type="string" calcext:value-type="string">
            <text:p>deoxys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8-11-15-15</text:p>
          </table:table-cell>
          <table:table-cell office:value-type="string" calcext:value-type="string">
            <text:p>28.5-12-13-11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oxys (Attack)</text:p>
          </table:table-cell>
          <table:table-cell office:value-type="string" calcext:value-type="string">
            <text:p>deoxys_atta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8.5-12-15-14</text:p>
          </table:table-cell>
          <table:table-cell office:value-type="string" calcext:value-type="string">
            <text:p>40-12-14-10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oxys (Defense)</text:p>
          </table:table-cell>
          <table:table-cell office:value-type="string" calcext:value-type="string">
            <text:p>deoxys_defense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49.5-12-13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12-13-1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oxys (Speed)</text:p>
          </table:table-cell>
          <table:table-cell office:value-type="string" calcext:value-type="string">
            <text:p>deoxys_speed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2-10-15-15</text:p>
          </table:table-cell>
          <table:table-cell office:value-type="string" calcext:value-type="string">
            <text:p>32-12-10-15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date" office:date-value="2001-04-05" calcext:value-type="date">
            <text:p>2001-04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dewott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dialga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3-1-13-12</text:p>
          </table:table-cell>
          <table:table-cell office:value-type="string" calcext:value-type="string">
            <text:p>23-4-8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-4-8-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ggersby</text:p>
          </table:table-cell>
          <table:table-cell office:value-type="string" calcext:value-type="string">
            <text:p>diggersby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glett (Alolan)</text:p>
          </table:table-cell>
          <table:table-cell office:value-type="string" calcext:value-type="string">
            <text:p>diglett_alolan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glett (Shadow)</text:p>
          </table:table-cell>
          <table:table-cell office:value-type="string" calcext:value-type="string">
            <text:p>diglett_shadow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9.5-4-12-14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donpha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2-0-15-15</text:p>
          </table:table-cell>
          <table:table-cell office:value-type="string" calcext:value-type="string">
            <text:p>31.5-4-11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doublade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ragalge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1-15-15</text:p>
          </table:table-cell>
          <table:table-cell office:value-type="string" calcext:value-type="string">
            <text:p>48.5-4-15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gonair (Shadow)</text:p>
          </table:table-cell>
          <table:table-cell office:value-type="string" calcext:value-type="string">
            <text:p>dragonair_shadow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24.5-0-13-15</text:p>
          </table:table-cell>
          <table:table-cell office:value-type="string" calcext:value-type="string">
            <text:p>24-6-13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gonite (Shadow)</text:p>
          </table:table-cell>
          <table:table-cell office:value-type="string" calcext:value-type="string">
            <text:p>dragonite_shadow</text:p>
          </table:table-cell>
          <table:table-cell office:value-type="date" office:date-value="2000-02-05" calcext:value-type="date">
            <text:p>2000-02-05</text:p>
          </table:table-cell>
          <table:table-cell office:value-type="string" calcext:value-type="string">
            <text:p>24.5-0-13-15</text:p>
          </table:table-cell>
          <table:table-cell office:value-type="string" calcext:value-type="string">
            <text:p>24-6-13-1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drapion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7-5-13-11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-0-15-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atini (Shadow)</text:p>
          </table:table-cell>
          <table:table-cell office:value-type="string" calcext:value-type="string">
            <text:p>dratini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drifbli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-15-15</text:p>
          </table:table-cell>
          <table:table-cell office:value-type="string" calcext:value-type="string">
            <text:p>49-5-13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drifloon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ilbur</text:p>
          </table:table-cell>
          <table:table-cell office:value-type="string" calcext:value-type="string">
            <text:p>drilbur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owzee (Shadow)</text:p>
          </table:table-cell>
          <table:table-cell office:value-type="string" calcext:value-type="string">
            <text:p>drowzee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uddig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8-4-15-11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ducklett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gtrio (Alolan)</text:p>
          </table:table-cell>
          <table:table-cell office:value-type="string" calcext:value-type="string">
            <text:p>dugtrio_alolan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6-5-14-14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gtrio (Shadow)</text:p>
          </table:table-cell>
          <table:table-cell office:value-type="string" calcext:value-type="string">
            <text:p>dugtrio_shadow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dunsparce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osion</text:p>
          </table:table-cell>
          <table:table-cell office:value-type="string" calcext:value-type="string">
            <text:p>duosion</text:p>
          </table:table-cell>
          <table:table-cell office:value-type="date" office:date-value="2012-02-03" calcext:value-type="date">
            <text:p>2012-02-03</text:p>
          </table:table-cell>
          <table:table-cell table:number-columns-repeated="4"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dura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1-0-12-15</text:p>
          </table:table-cell>
          <table:table-cell office:value-type="string" calcext:value-type="string">
            <text:p>38-7-15-15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dusclops</text:p>
          </table:table-cell>
          <table:table-cell office:value-type="date" office:date-value="2001-04-01" calcext:value-type="date">
            <text:p>2001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clops (Shadow)</text:p>
          </table:table-cell>
          <table:table-cell office:value-type="string" calcext:value-type="string">
            <text:p>dusclops_shadow</text:p>
          </table:table-cell>
          <table:table-cell office:value-type="date" office:date-value="2001-04-01" calcext:value-type="date">
            <text:p>2001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dusknoi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8.5-4-14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knoir (Shadow)</text:p>
          </table:table-cell>
          <table:table-cell office:value-type="string" calcext:value-type="string">
            <text:p>dusknoir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0-15-15</text:p>
          </table:table-cell>
          <table:table-cell office:value-type="string" calcext:value-type="string">
            <text:p>48.5-4-14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duskull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kull (Shadow)</text:p>
          </table:table-cell>
          <table:table-cell office:value-type="string" calcext:value-type="string">
            <text:p>duskull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8.5-5-9-15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dustox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Dwebble</text:p>
          </table:table-cell>
          <table:table-cell office:value-type="string" calcext:value-type="string">
            <text:p>dwebble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elektrik</text:p>
          </table:table-cell>
          <table:table-cell office:value-type="string" calcext:value-type="string">
            <text:p>eelektrik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elektross</text:p>
          </table:table-cell>
          <table:table-cell office:value-type="string" calcext:value-type="string">
            <text:p>eelektross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38-2-15-14</text:p>
          </table:table-cell>
          <table:table-cell office:value-type="string" calcext:value-type="string">
            <text:p>38.5-4-11-12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kans (Shadow)</text:p>
          </table:table-cell>
          <table:table-cell office:value-type="string" calcext:value-type="string">
            <text:p>ekans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49.5-5-15-15</text:p>
          </table:table-cell>
          <table:table-cell office:value-type="string" calcext:value-type="string">
            <text:p>46.5-13-15-14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5-15-1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abuzz (Shadow)</text:p>
          </table:table-cell>
          <table:table-cell office:value-type="string" calcext:value-type="string">
            <text:p>electabuzz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49.5-5-15-15</text:p>
          </table:table-cell>
          <table:table-cell office:value-type="string" calcext:value-type="string">
            <text:p>46.5-13-15-14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date" office:date-value="2001-06-02" calcext:value-type="date">
            <text:p>2001-06-02</text:p>
          </table:table-cell>
          <table:table-cell office:value-type="string" calcext:value-type="string">
            <text:p>30-1-15-15</text:p>
          </table:table-cell>
          <table:table-cell office:value-type="string" calcext:value-type="string">
            <text:p>30-4-15-9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ivire (Shadow)</text:p>
          </table:table-cell>
          <table:table-cell office:value-type="string" calcext:value-type="string">
            <text:p>electivire_shadow</text:p>
          </table:table-cell>
          <table:table-cell office:value-type="date" office:date-value="2001-06-03" calcext:value-type="date">
            <text:p>2001-06-03</text:p>
          </table:table-cell>
          <table:table-cell office:value-type="string" calcext:value-type="string">
            <text:p>30-1-15-15</text:p>
          </table:table-cell>
          <table:table-cell office:value-type="string" calcext:value-type="string">
            <text:p>30-4-15-9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68" calcext:value-type="percentage">
            <text:p>-68.00%</text:p>
          </table:table-cell>
          <table:table-cell office:value-type="percentage" office:value="-0.58" calcext:value-type="percentage">
            <text:p>-5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electrike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date" office:date-value="2002-01-02" calcext:value-type="date">
            <text:p>2002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date" office:date-value="2001-04-01" calcext:value-type="date">
            <text:p>2001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lgyem</text:p>
          </table:table-cell>
          <table:table-cell office:value-type="string" calcext:value-type="string">
            <text:p>elgyem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emboar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32.5-0-15-14</text:p>
          </table:table-cell>
          <table:table-cell office:value-type="string" calcext:value-type="string">
            <text:p>32-5-13-11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emolga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empoleo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34.5-1-15-14</text:p>
          </table:table-cell>
          <table:table-cell office:value-type="string" calcext:value-type="string">
            <text:p>33-5-15-14</text:p>
          </table:table-cell>
          <table:table-cell/>
          <table:table-cell office:value-type="string" calcext:value-type="string">
            <text:p>30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3-5-15-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entei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6.5-3-15-14</text:p>
          </table:table-cell>
          <table:table-cell office:value-type="string" calcext:value-type="string">
            <text:p>26.5-4-15-10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ntei (Shadow)</text:p>
          </table:table-cell>
          <table:table-cell office:value-type="string" calcext:value-type="string">
            <text:p>entei_shadow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26.5-3-15-14</text:p>
          </table:table-cell>
          <table:table-cell office:value-type="string" calcext:value-type="string">
            <text:p>26.5-4-15-10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escavalier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34.5-1-15-14</text:p>
          </table:table-cell>
          <table:table-cell office:value-type="string" calcext:value-type="string">
            <text:p>34-5-13-12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29-1-15-15</text:p>
          </table:table-cell>
          <table:table-cell office:value-type="string" calcext:value-type="string">
            <text:p>28.5-7-14-15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spurr</text:p>
          </table:table-cell>
          <table:table-cell office:value-type="string" calcext:value-type="string">
            <text:p>espurr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cadrill</text:p>
          </table:table-cell>
          <table:table-cell office:value-type="string" calcext:value-type="string">
            <text:p>excadrill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8.5-0-15-15</text:p>
          </table:table-cell>
          <table:table-cell office:value-type="string" calcext:value-type="string">
            <text:p>28-5-14-15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39" calcext:value-type="percentage">
            <text:p>-3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date" office:date-value="2001-04-02" calcext:value-type="date">
            <text:p>2001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eggcute (Shadow)</text:p>
          </table:table-cell>
          <table:table-cell office:value-type="string" calcext:value-type="string">
            <text:p>exeggcute_shadow</text:p>
          </table:table-cell>
          <table:table-cell office:value-type="date" office:date-value="2001-04-03" calcext:value-type="date">
            <text:p>2001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.5-4-15-9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eggutor (Alolan)</text:p>
          </table:table-cell>
          <table:table-cell office:value-type="string" calcext:value-type="string">
            <text:p>exeggutor_alol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0-6-15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65" calcext:value-type="percentage">
            <text:p>-65.00%</text:p>
          </table:table-cell>
          <table:table-cell office:value-type="percentage" office:value="-0.64" calcext:value-type="percentage">
            <text:p>-6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4" calcext:value-type="percentage">
            <text:p>-6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eggutor (Shadow)</text:p>
          </table:table-cell>
          <table:table-cell office:value-type="string" calcext:value-type="string">
            <text:p>exeggutor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1.5-1-15-15</text:p>
          </table:table-cell>
          <table:table-cell office:value-type="string" calcext:value-type="string">
            <text:p>31.5-4-15-9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exploud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4-15-14</text:p>
          </table:table-cell>
          <table:table-cell office:value-type="string" calcext:value-type="string">
            <text:p>46.5-13-14-13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4-15-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farfetchd</text:p>
          </table:table-cell>
          <table:table-cell office:value-type="date" office:date-value="2002-03-01" calcext:value-type="date">
            <text:p>2002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arfetch'd (Galarian)</text:p>
          </table:table-cell>
          <table:table-cell office:value-type="string" calcext:value-type="string">
            <text:p>farfetchd_galarian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1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nnekin</text:p>
          </table:table-cell>
          <table:table-cell office:value-type="string" calcext:value-type="string">
            <text:p>fennekin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feraligat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5.5-1-15-14</text:p>
          </table:table-cell>
          <table:table-cell office:value-type="string" calcext:value-type="string">
            <text:p>35.5-4-9-14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5.5-1-15-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rroseed</text:p>
          </table:table-cell>
          <table:table-cell office:value-type="string" calcext:value-type="string">
            <text:p>ferroseed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ferrothor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50-7-14-15</text:p>
          </table:table-cell>
          <table:table-cell office:value-type="string" calcext:value-type="string">
            <text:p>48-12-12-14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finneon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flaaffy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aaffy (Shadow)</text:p>
          </table:table-cell>
          <table:table-cell office:value-type="string" calcext:value-type="string">
            <text:p>flaaffy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abebe</text:p>
          </table:table-cell>
          <table:table-cell office:value-type="string" calcext:value-type="string">
            <text:p>flabebe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31-1-15-15</text:p>
          </table:table-cell>
          <table:table-cell office:value-type="string" calcext:value-type="string">
            <text:p>31-4-10-15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etchinder</text:p>
          </table:table-cell>
          <table:table-cell office:value-type="string" calcext:value-type="string">
            <text:p>fletchinder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etchling</text:p>
          </table:table-cell>
          <table:table-cell office:value-type="string" calcext:value-type="string">
            <text:p>fletchling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floatzel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7.5-0-14-15</text:p>
          </table:table-cell>
          <table:table-cell office:value-type="string" calcext:value-type="string">
            <text:p>45.5-4-15-14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floette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orges</text:p>
          </table:table-cell>
          <table:table-cell office:value-type="string" calcext:value-type="string">
            <text:p>florges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29-0-14-15</text:p>
          </table:table-cell>
          <table:table-cell office:value-type="string" calcext:value-type="string">
            <text:p>28.5-6-9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flyg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1-0-13-15</text:p>
          </table:table-cell>
          <table:table-cell office:value-type="string" calcext:value-type="string">
            <text:p>40.5-4-11-12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lygon (Shadow)</text:p>
          </table:table-cell>
          <table:table-cell office:value-type="string" calcext:value-type="string">
            <text:p>flygon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1-0-13-15</text:p>
          </table:table-cell>
          <table:table-cell office:value-type="string" calcext:value-type="string">
            <text:p>40.5-4-11-12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1-0-13-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oongus</text:p>
          </table:table-cell>
          <table:table-cell office:value-type="string" calcext:value-type="string">
            <text:p>foongus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forretres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2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9-15-1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orretress (Shadow)</text:p>
          </table:table-cell>
          <table:table-cell office:value-type="string" calcext:value-type="string">
            <text:p>forretress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2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2-12-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raxure</text:p>
          </table:table-cell>
          <table:table-cell office:value-type="string" calcext:value-type="string">
            <text:p>fraxur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2-15-15</text:p>
          </table:table-cell>
          <table:table-cell office:value-type="string" calcext:value-type="string">
            <text:p>49.5-15-15-13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9.5-15-15-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rillish</text:p>
          </table:table-cell>
          <table:table-cell office:value-type="string" calcext:value-type="string">
            <text:p>frillish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roakie</text:p>
          </table:table-cell>
          <table:table-cell office:value-type="string" calcext:value-type="string">
            <text:p>froaki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rogadier</text:p>
          </table:table-cell>
          <table:table-cell office:value-type="string" calcext:value-type="string">
            <text:p>frogadier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froslass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urfrou</text:p>
          </table:table-cell>
          <table:table-cell office:value-type="string" calcext:value-type="string">
            <text:p>furfrou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furret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gabit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gallad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7-11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llade (Shadow)</text:p>
          </table:table-cell>
          <table:table-cell office:value-type="string" calcext:value-type="string">
            <text:p>gallade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7-11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lvantula</text:p>
          </table:table-cell>
          <table:table-cell office:value-type="string" calcext:value-type="string">
            <text:p>galvantula</text:p>
          </table:table-cell>
          <table:table-cell office:value-type="date" office:date-value="2001-05-03" calcext:value-type="date">
            <text:p>2001-05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rbodor</text:p>
          </table:table-cell>
          <table:table-cell office:value-type="string" calcext:value-type="string">
            <text:p>garbodor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7-12-15-12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garchomp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3.5-0-14-13</text:p>
          </table:table-cell>
          <table:table-cell office:value-type="string" calcext:value-type="string">
            <text:p>23-6-13-13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31" calcext:value-type="percentage">
            <text:p>-3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gardevoir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7-11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rdevoir (Shadow)</text:p>
          </table:table-cell>
          <table:table-cell office:value-type="string" calcext:value-type="string">
            <text:p>gardevoir_shadow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30.5-0-12-15</text:p>
          </table:table-cell>
          <table:table-cell office:value-type="string" calcext:value-type="string">
            <text:p>29.5-7-11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.5-7-11-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date" office:date-value="2002-04-01" calcext:value-type="date">
            <text:p>2002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strodon (East)</text:p>
          </table:table-cell>
          <table:table-cell office:value-type="string" calcext:value-type="string">
            <text:p>gastrodon_east_sea</text:p>
          </table:table-cell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7-13-14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astrodon (West)</text:p>
          </table:table-cell>
          <table:table-cell office:value-type="string" calcext:value-type="string">
            <text:p>gastrodon_west_sea</text:p>
          </table:table-cell>
          <table:table-cell office:value-type="date" office:date-value="2016-01-03" calcext:value-type="date">
            <text:p>2016-01-03</text:p>
          </table:table-cell>
          <table:table-cell office:value-type="string" calcext:value-type="string">
            <text:p>50-6-15-15</text:p>
          </table:table-cell>
          <table:table-cell office:value-type="string" calcext:value-type="string">
            <text:p>47-13-14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esect</text:p>
          </table:table-cell>
          <table:table-cell office:value-type="string" calcext:value-type="string">
            <text:p>genesec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7-10-13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esect (Burn)</text:p>
          </table:table-cell>
          <table:table-cell office:value-type="string" calcext:value-type="string">
            <text:p>genesect_burn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7-10-13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esect (Chill)</text:p>
          </table:table-cell>
          <table:table-cell office:value-type="string" calcext:value-type="string">
            <text:p>genesect_chill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7-10-13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esect (Douse)</text:p>
          </table:table-cell>
          <table:table-cell office:value-type="string" calcext:value-type="string">
            <text:p>genesect_dous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7-10-13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esect (Shock)</text:p>
          </table:table-cell>
          <table:table-cell office:value-type="string" calcext:value-type="string">
            <text:p>genesect_sh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7-10-12-12</text:p>
          </table:table-cell>
          <table:table-cell office:value-type="string" calcext:value-type="string">
            <text:p>27-10-13-10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-10-12-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date" office:date-value="2002-04-05" calcext:value-type="date">
            <text:p>2002-04-05</text:p>
          </table:table-cell>
          <table:table-cell office:value-type="string" calcext:value-type="string">
            <text:p>34.5-0-15-14</text:p>
          </table:table-cell>
          <table:table-cell office:value-type="string" calcext:value-type="string">
            <text:p>34-4-11-15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ngar (Mega)</text:p>
          </table:table-cell>
          <table:table-cell office:value-type="string" calcext:value-type="string">
            <text:p>gengar_mega</text:p>
          </table:table-cell>
          <table:table-cell office:value-type="date" office:date-value="2002-04-05" calcext:value-type="date">
            <text:p>2002-04-05</text:p>
          </table:table-cell>
          <table:table-cell office:value-type="string" calcext:value-type="string">
            <text:p>21-0-15-15</text:p>
          </table:table-cell>
          <table:table-cell office:value-type="string" calcext:value-type="string">
            <text:p>21-6-10-14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eodude (Alolan)</text:p>
          </table:table-cell>
          <table:table-cell office:value-type="string" calcext:value-type="string">
            <text:p>geodude_alolan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gible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galith</text:p>
          </table:table-cell>
          <table:table-cell office:value-type="string" calcext:value-type="string">
            <text:p>gigalith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9-0-13-15</text:p>
          </table:table-cell>
          <table:table-cell office:value-type="string" calcext:value-type="string">
            <text:p>28.5-5-14-12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girafarig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ratina (Altered)</text:p>
          </table:table-cell>
          <table:table-cell office:value-type="string" calcext:value-type="string">
            <text:p>giratina_altered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8-1-12-15</text:p>
          </table:table-cell>
          <table:table-cell office:value-type="string" calcext:value-type="string">
            <text:p>27.5-4-11-15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iratina (Origin)</text:p>
          </table:table-cell>
          <table:table-cell office:value-type="string" calcext:value-type="string">
            <text:p>giratina_origi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5.5-1-12-13</text:p>
          </table:table-cell>
          <table:table-cell office:value-type="string" calcext:value-type="string">
            <text:p>25-4-14-11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0-0-15-12</text:p>
          </table:table-cell>
          <table:table-cell office:value-type="string" calcext:value-type="string">
            <text:p>29.5-5-12-13</text:p>
          </table:table-cell>
          <table:table-cell office:value-type="string" calcext:value-type="string">
            <text:p>32.5-5-13-10</text:p>
          </table:table-cell>
          <table:table-cell office:value-type="string" calcext:value-type="string">
            <text:p>27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glalie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32.5-5-13-10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glameow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gligar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igar (Shadow)</text:p>
          </table:table-cell>
          <table:table-cell office:value-type="string" calcext:value-type="string">
            <text:p>gligar_shadow</text:p>
          </table:table-cell>
          <table:table-cell office:value-type="date" office:date-value="2001-04-01" calcext:value-type="date">
            <text:p>2001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gliscor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0.5-0-14-15</text:p>
          </table:table-cell>
          <table:table-cell office:value-type="string" calcext:value-type="string">
            <text:p>39.5-4-14-11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iscor (Shadow)</text:p>
          </table:table-cell>
          <table:table-cell office:value-type="string" calcext:value-type="string">
            <text:p>gliscor_shadow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40.5-0-14-15</text:p>
          </table:table-cell>
          <table:table-cell office:value-type="string" calcext:value-type="string">
            <text:p>39.5-4-14-11</text:p>
          </table:table-cell>
          <table:table-cell office:value-type="string" calcext:value-type="string">
            <text:p>23.5-11-15-13</text:p>
          </table:table-cell>
          <table:table-cell office:value-type="string" calcext:value-type="string">
            <text:p>3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date" office:date-value="2001-04-01" calcext:value-type="date">
            <text:p>2001-04-01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23.5-11-15-13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loom (Shadow)</text:p>
          </table:table-cell>
          <table:table-cell office:value-type="string" calcext:value-type="string">
            <text:p>gloom_shadow</text:p>
          </table:table-cell>
          <table:table-cell office:value-type="date" office:date-value="2001-04-02" calcext:value-type="date">
            <text:p>2001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gogoat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6.5-5-12-13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date" office:date-value="2001-03-05" calcext:value-type="date">
            <text:p>2001-03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bat (Shadow)</text:p>
          </table:table-cell>
          <table:table-cell office:value-type="string" calcext:value-type="string">
            <text:p>golbat_shadow</text:p>
          </table:table-cell>
          <table:table-cell office:value-type="date" office:date-value="2001-04-05" calcext:value-type="date">
            <text:p>2001-04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48.5-0-13-13</text:p>
          </table:table-cell>
          <table:table-cell office:value-type="string" calcext:value-type="string">
            <text:p>47.5-4-10-13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18" calcext:value-type="percentage">
            <text:p>-1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duck (Shadow)</text:p>
          </table:table-cell>
          <table:table-cell office:value-type="string" calcext:value-type="string">
            <text:p>golduck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48.5-0-13-13</text:p>
          </table:table-cell>
          <table:table-cell office:value-type="string" calcext:value-type="string">
            <text:p>47.5-4-10-13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.5-0-13-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33.5-0-15-15</text:p>
          </table:table-cell>
          <table:table-cell office:value-type="string" calcext:value-type="string">
            <text:p>32.5-6-10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em (Alolan)</text:p>
          </table:table-cell>
          <table:table-cell office:value-type="string" calcext:value-type="string">
            <text:p>golem_alola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3.5-0-15-15</text:p>
          </table:table-cell>
          <table:table-cell office:value-type="string" calcext:value-type="string">
            <text:p>32.5-6-10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ett</text:p>
          </table:table-cell>
          <table:table-cell office:value-type="string" calcext:value-type="string">
            <text:p>golett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golurk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36-0-13-14</text:p>
          </table:table-cell>
          <table:table-cell office:value-type="string" calcext:value-type="string">
            <text:p>35-4-14-11</text:p>
          </table:table-cell>
          <table:table-cell/>
          <table:table-cell office:value-type="string" calcext:value-type="string">
            <text:p>3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-15-15-1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dra</text:p>
          </table:table-cell>
          <table:table-cell office:value-type="string" calcext:value-type="string">
            <text:p>goodra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27-0-12-12</text:p>
          </table:table-cell>
          <table:table-cell office:value-type="string" calcext:value-type="string">
            <text:p>26-7-13-14</text:p>
          </table:table-cell>
          <table:table-cell office:value-type="string" calcext:value-type="string">
            <text:p>22.5-5-12-14</text:p>
          </table:table-cell>
          <table:table-cell office:value-type="string" calcext:value-type="string">
            <text:p>24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-7-13-1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goomy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gorebyss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46.5-0-15-12</text:p>
          </table:table-cell>
          <table:table-cell office:value-type="string" calcext:value-type="string">
            <text:p>43.5-6-15-14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thita</text:p>
          </table:table-cell>
          <table:table-cell office:value-type="string" calcext:value-type="string">
            <text:p>gothit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thitelle</text:p>
          </table:table-cell>
          <table:table-cell office:value-type="string" calcext:value-type="string">
            <text:p>gothitelle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7.5-4-15-13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thorita</text:p>
          </table:table-cell>
          <table:table-cell office:value-type="string" calcext:value-type="string">
            <text:p>gothorita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ourgeist</text:p>
          </table:table-cell>
          <table:table-cell office:value-type="string" calcext:value-type="string">
            <text:p>gourgeist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50-1-14-15</text:p>
          </table:table-cell>
          <table:table-cell office:value-type="string" calcext:value-type="string">
            <text:p>49-4-13-14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24" calcext:value-type="percentage">
            <text:p>-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granbull</text:p>
          </table:table-cell>
          <table:table-cell office:value-type="date" office:date-value="2002-01-02" calcext:value-type="date">
            <text:p>2002-01-02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-5-15-13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aveler (Alolan)</text:p>
          </table:table-cell>
          <table:table-cell office:value-type="string" calcext:value-type="string">
            <text:p>graveler_alolan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eninja</text:p>
          </table:table-cell>
          <table:table-cell office:value-type="string" calcext:value-type="string">
            <text:p>greninja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41-0-13-14</text:p>
          </table:table-cell>
          <table:table-cell office:value-type="string" calcext:value-type="string">
            <text:p>39-6-13-14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date" office:date-value="2002-04-03" calcext:value-type="date">
            <text:p>2002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imer (Alolan)</text:p>
          </table:table-cell>
          <table:table-cell office:value-type="string" calcext:value-type="string">
            <text:p>grimer_alolan</text:p>
          </table:table-cell>
          <table:table-cell office:value-type="date" office:date-value="2002-01-03" calcext:value-type="date">
            <text:p>2002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imer (Shadow)</text:p>
          </table:table-cell>
          <table:table-cell office:value-type="string" calcext:value-type="string">
            <text:p>grimer_shadow</text:p>
          </table:table-cell>
          <table:table-cell office:value-type="date" office:date-value="2001-04-03" calcext:value-type="date">
            <text:p>2001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grotl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tle (Shadow)</text:p>
          </table:table-cell>
          <table:table-cell office:value-type="string" calcext:value-type="string">
            <text:p>grotle_shadow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groudon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2.5-1-14-13</text:p>
          </table:table-cell>
          <table:table-cell office:value-type="string" calcext:value-type="string">
            <text:p>22.5-5-14-7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grovyle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24.5-5-8-11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24.5-5-8-11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owlithe (Shadow)</text:p>
          </table:table-cell>
          <table:table-cell office:value-type="string" calcext:value-type="string">
            <text:p>growlithe_shadow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grumpig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50-3-14-15</text:p>
          </table:table-cell>
          <table:table-cell office:value-type="string" calcext:value-type="string">
            <text:p>49.5-4-14-14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9.5-4-14-1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gulpin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urdurr</text:p>
          </table:table-cell>
          <table:table-cell office:value-type="string" calcext:value-type="string">
            <text:p>gurdurr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-4-15-12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yarados (Mega)</text:p>
          </table:table-cell>
          <table:table-cell office:value-type="string" calcext:value-type="string">
            <text:p>gyarados_mega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19.5-0-15-15</text:p>
          </table:table-cell>
          <table:table-cell office:value-type="string" calcext:value-type="string">
            <text:p>19.5-5-6-15</text:p>
          </table:table-cell>
          <table:table-cell office:value-type="string" calcext:value-type="string">
            <text:p>30.5-5-10-14</text:p>
          </table:table-cell>
          <table:table-cell office:value-type="string" calcext:value-type="string">
            <text:p>18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9.5-0-15-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Gyarados (Shadow)</text:p>
          </table:table-cell>
          <table:table-cell office:value-type="string" calcext:value-type="string">
            <text:p>gyarados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7.5-0-15-14</text:p>
          </table:table-cell>
          <table:table-cell office:value-type="string" calcext:value-type="string">
            <text:p>27-4-15-12</text:p>
          </table:table-cell>
          <table:table-cell office:value-type="string" calcext:value-type="string">
            <text:p>30.5-5-10-14</text:p>
          </table:table-cell>
          <table:table-cell office:value-type="string" calcext:value-type="string">
            <text:p>25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-4-15-1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hariyam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6-1-15-15</text:p>
          </table:table-cell>
          <table:table-cell office:value-type="string" calcext:value-type="string">
            <text:p>35.5-5-13-12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31.5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.07" calcext:value-type="percentage">
            <text:p>7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-1-15-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date" office:date-value="2002-02-03" calcext:value-type="date">
            <text:p>2002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wlucha</text:p>
          </table:table-cell>
          <table:table-cell office:value-type="string" calcext:value-type="string">
            <text:p>hawluch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9-0-15-15</text:p>
          </table:table-cell>
          <table:table-cell office:value-type="string" calcext:value-type="string">
            <text:p>47-4-15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-0.44" calcext:value-type="percentage">
            <text:p>-44.00%</text:p>
          </table:table-cell>
          <table:table-cell office:value-type="percentage" office:value="-0.43" calcext:value-type="percentage">
            <text:p>-4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haxoru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5.5-1-15-15</text:p>
          </table:table-cell>
          <table:table-cell office:value-type="string" calcext:value-type="string">
            <text:p>25.5-6-15-9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atmor</text:p>
          </table:table-cell>
          <table:table-cell office:value-type="string" calcext:value-type="string">
            <text:p>heatmor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9-1-15-14</text:p>
          </table:table-cell>
          <table:table-cell office:value-type="string" calcext:value-type="string">
            <text:p>48-4-14-13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8-4-14-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heatra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4.5-2-15-15</text:p>
          </table:table-cell>
          <table:table-cell office:value-type="string" calcext:value-type="string">
            <text:p>24.5-4-14-11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12" calcext:value-type="percentage">
            <text:p>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.5-4-14-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heliolisk</text:p>
          </table:table-cell>
          <table:table-cell office:value-type="date" office:date-value="2002-02-04" calcext:value-type="date">
            <text:p>2002-02-04</text:p>
          </table:table-cell>
          <table:table-cell office:value-type="string" calcext:value-type="string">
            <text:p>42.5-0-14-14</text:p>
          </table:table-cell>
          <table:table-cell office:value-type="string" calcext:value-type="string">
            <text:p>42.5-4-8-14</text:p>
          </table:table-cell>
          <table:table-cell/>
          <table:table-cell office:value-type="string" calcext:value-type="string">
            <text:p>37-15-15-15</text:p>
          </table:table-cell>
          <table:table-cell office:value-type="string" calcext:value-type="string">
            <text:p>-</text:p>
          </table:table-cell>
          <table:table-cell office:value-type="percentage" office:value="-0.41" calcext:value-type="percentage">
            <text:p>-41.00%</text:p>
          </table:table-cell>
          <table:table-cell office:value-type="percentage" office:value="-0.38" calcext:value-type="percentage">
            <text:p>-3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8" calcext:value-type="percentage">
            <text:p>-3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-15-15-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helioptil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heracross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0.5-0-14-13</text:p>
          </table:table-cell>
          <table:table-cell office:value-type="string" calcext:value-type="string">
            <text:p>29.5-6-12-15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erdier</text:p>
          </table:table-cell>
          <table:table-cell office:value-type="string" calcext:value-type="string">
            <text:p>herdier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hippopotas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hippowdon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31-0-14-15</text:p>
          </table:table-cell>
          <table:table-cell office:value-type="string" calcext:value-type="string">
            <text:p>30.5-4-14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1-0-14-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7-12-13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tmonchan (Shadow)</text:p>
          </table:table-cell>
          <table:table-cell office:value-type="string" calcext:value-type="string">
            <text:p>hitmonchan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47-12-13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43-0-14-15</text:p>
          </table:table-cell>
          <table:table-cell office:value-type="string" calcext:value-type="string">
            <text:p>41.5-5-15-13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3-0-14-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tmonlee (Shadow)</text:p>
          </table:table-cell>
          <table:table-cell office:value-type="string" calcext:value-type="string">
            <text:p>hitmonlee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43-0-14-15</text:p>
          </table:table-cell>
          <table:table-cell office:value-type="string" calcext:value-type="string">
            <text:p>41.5-5-15-13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1" calcext:value-type="percentage">
            <text:p>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8" calcext:value-type="percentage">
            <text:p>18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3-0-14-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ho_oh</text:p>
          </table:table-cell>
          <table:table-cell office:value-type="date" office:date-value="2017-01-02" calcext:value-type="date">
            <text:p>2017-01-02</text:p>
          </table:table-cell>
          <table:table-cell office:value-type="string" calcext:value-type="string">
            <text:p>24-1-15-14</text:p>
          </table:table-cell>
          <table:table-cell office:value-type="string" calcext:value-type="string">
            <text:p>23.5-5-14-15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51" calcext:value-type="percentage">
            <text:p>-51.00%</text:p>
          </table:table-cell>
          <table:table-cell office:value-type="percentage" office:value="-0.5" calcext:value-type="percentage">
            <text:p>-5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honchkr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7-7-15-12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63" calcext:value-type="percentage">
            <text:p>-6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63" calcext:value-type="percentage">
            <text:p>-6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nedge</text:p>
          </table:table-cell>
          <table:table-cell office:value-type="string" calcext:value-type="string">
            <text:p>honedg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hoothoot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hoppip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ppip (Shadow)</text:p>
          </table:table-cell>
          <table:table-cell office:value-type="string" calcext:value-type="string">
            <text:p>hoppip_shadow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houndoom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1-0-15-14</text:p>
          </table:table-cell>
          <table:table-cell office:value-type="string" calcext:value-type="string">
            <text:p>40-4-15-12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8" calcext:value-type="percentage">
            <text:p>-2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ndoom (Mega)</text:p>
          </table:table-cell>
          <table:table-cell office:value-type="string" calcext:value-type="string">
            <text:p>houndoom_meg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24-0-14-15</text:p>
          </table:table-cell>
          <table:table-cell office:value-type="string" calcext:value-type="string">
            <text:p>24-5-10-12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ndoom (Shadow)</text:p>
          </table:table-cell>
          <table:table-cell office:value-type="string" calcext:value-type="string">
            <text:p>houndoom_shadow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1-0-15-14</text:p>
          </table:table-cell>
          <table:table-cell office:value-type="string" calcext:value-type="string">
            <text:p>40-4-15-12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houndour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oundour (Shadow)</text:p>
          </table:table-cell>
          <table:table-cell office:value-type="string" calcext:value-type="string">
            <text:p>houndour_shadow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huntail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6.5-14-15-12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3-15-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dreigon</text:p>
          </table:table-cell>
          <table:table-cell office:value-type="string" calcext:value-type="string">
            <text:p>hydreig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5.5-0-15-15</text:p>
          </table:table-cell>
          <table:table-cell office:value-type="string" calcext:value-type="string">
            <text:p>25.5-5-8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.5-5-8-1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date" office:date-value="2000-01-08" calcext:value-type="date">
            <text:p>2000-01-08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Hypno (Shadow)</text:p>
          </table:table-cell>
          <table:table-cell office:value-type="string" calcext:value-type="string">
            <text:p>hypno_shadow</text:p>
          </table:table-cell>
          <table:table-cell office:value-type="date" office:date-value="2000-01-05" calcext:value-type="date">
            <text:p>2000-01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illumise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infernape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9.5-1-15-14</text:p>
          </table:table-cell>
          <table:table-cell office:value-type="string" calcext:value-type="string">
            <text:p>37.5-7-15-15</text:p>
          </table:table-cell>
          <table:table-cell/>
          <table:table-cell office:value-type="string" calcext:value-type="string">
            <text:p>35-15-15-15</text:p>
          </table:table-cell>
          <table:table-cell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-15-15-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nkay</text:p>
          </table:table-cell>
          <table:table-cell office:value-type="string" calcext:value-type="string">
            <text:p>inkay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9.5-5-12-15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Ivysaur (Shadow)</text:p>
          </table:table-cell>
          <table:table-cell office:value-type="string" calcext:value-type="string">
            <text:p>ivysaur_shadow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ellicent</text:p>
          </table:table-cell>
          <table:table-cell office:value-type="string" calcext:value-type="string">
            <text:p>jellicent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50-6-14-15</text:p>
          </table:table-cell>
          <table:table-cell office:value-type="string" calcext:value-type="string">
            <text:p>46.5-13-14-15</text:p>
          </table:table-cell>
          <table:table-cell office:value-type="string" calcext:value-type="string">
            <text:p>49.5-5-12-15</text:p>
          </table:table-cell>
          <table:table-cell office:value-type="string" calcext:value-type="string">
            <text:p>45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-0.49" calcext:value-type="percentage">
            <text:p>-49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jirachi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2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4.5-0-15-15</text:p>
          </table:table-cell>
          <table:table-cell office:value-type="string" calcext:value-type="string">
            <text:p>33-6-15-14</text:p>
          </table:table-cell>
          <table:table-cell office:value-type="string" calcext:value-type="string">
            <text:p>27.5-5-12-7</text:p>
          </table:table-cell>
          <table:table-cell office:value-type="string" calcext:value-type="string">
            <text:p>30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joltik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27.5-5-12-7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jumpluff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4"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umpluff (Shadow)</text:p>
          </table:table-cell>
          <table:table-cell office:value-type="string" calcext:value-type="string">
            <text:p>jumpluff_shadow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43-1-15-15</text:p>
          </table:table-cell>
          <table:table-cell office:value-type="string" calcext:value-type="string">
            <text:p>42.5-5-12-14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39-0-14-15</text:p>
          </table:table-cell>
          <table:table-cell office:value-type="string" calcext:value-type="string">
            <text:p>39-4-12-11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dabra (Shadow)</text:p>
          </table:table-cell>
          <table:table-cell office:value-type="string" calcext:value-type="string">
            <text:p>kadabra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kuna (Shadow)</text:p>
          </table:table-cell>
          <table:table-cell office:value-type="string" calcext:value-type="string">
            <text:p>kakuna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44-0-15-13</text:p>
          </table:table-cell>
          <table:table-cell office:value-type="string" calcext:value-type="string">
            <text:p>43-4-11-13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5-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arrablast</text:p>
          </table:table-cell>
          <table:table-cell office:value-type="string" calcext:value-type="string">
            <text:p>karrablast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kecleon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ldeo (Ordinary)</text:p>
          </table:table-cell>
          <table:table-cell office:value-type="string" calcext:value-type="string">
            <text:p>keldeo_ordinary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4.5-6-14-14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ldeo (Resolute)</text:p>
          </table:table-cell>
          <table:table-cell office:value-type="string" calcext:value-type="string">
            <text:p>keldeo_resolut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4.5-6-14-14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41.5-0-15-15</text:p>
          </table:table-cell>
          <table:table-cell office:value-type="string" calcext:value-type="string">
            <text:p>40-4-15-13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0-4-15-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35.5-0-15-15</text:p>
          </table:table-cell>
          <table:table-cell office:value-type="string" calcext:value-type="string">
            <text:p>35.5-5-13-11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kirlia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irlia (Shadow)</text:p>
          </table:table-cell>
          <table:table-cell office:value-type="string" calcext:value-type="string">
            <text:p>kirlia_shadow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lang</text:p>
          </table:table-cell>
          <table:table-cell office:value-type="string" calcext:value-type="string">
            <text:p>klang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klefki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link</text:p>
          </table:table-cell>
          <table:table-cell office:value-type="string" calcext:value-type="string">
            <text:p>klink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linklang</text:p>
          </table:table-cell>
          <table:table-cell office:value-type="string" calcext:value-type="string">
            <text:p>klinklang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42-0-12-15</text:p>
          </table:table-cell>
          <table:table-cell office:value-type="string" calcext:value-type="string">
            <text:p>39.5-5-15-14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.5-5-15-1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date" office:date-value="2001-04-03" calcext:value-type="date">
            <text:p>2001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offing (Shadow)</text:p>
          </table:table-cell>
          <table:table-cell office:value-type="string" calcext:value-type="string">
            <text:p>koffing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1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kricketune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krokorok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rookodile</text:p>
          </table:table-cell>
          <table:table-cell office:value-type="string" calcext:value-type="string">
            <text:p>krookodil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1.5-0-13-15</text:p>
          </table:table-cell>
          <table:table-cell office:value-type="string" calcext:value-type="string">
            <text:p>31-4-14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41" calcext:value-type="percentage">
            <text:p>-4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kyogre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2.5-1-14-13</text:p>
          </table:table-cell>
          <table:table-cell office:value-type="string" calcext:value-type="string">
            <text:p>22.5-5-14-7</text:p>
          </table:table-cell>
          <table:table-cell/>
          <table:table-cell office:value-type="string" calcext:value-type="string">
            <text:p>21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-15-15-1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kyurem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6-1-13-15</text:p>
          </table:table-cell>
          <table:table-cell office:value-type="string" calcext:value-type="string">
            <text:p>26-4-8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yurem (Black)</text:p>
          </table:table-cell>
          <table:table-cell office:value-type="string" calcext:value-type="string">
            <text:p>kyurem_black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0-1-12-15</text:p>
          </table:table-cell>
          <table:table-cell office:value-type="string" calcext:value-type="string">
            <text:p>20-4-9-14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-15-15-1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yurem (White)</text:p>
          </table:table-cell>
          <table:table-cell office:value-type="string" calcext:value-type="string">
            <text:p>kyurem_whit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20-1-12-15</text:p>
          </table:table-cell>
          <table:table-cell office:value-type="string" calcext:value-type="string">
            <text:p>20-4-9-14</text:p>
          </table:table-cell>
          <table:table-cell/>
          <table:table-cell office:value-type="string" calcext:value-type="string">
            <text:p>19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0-4-9-1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airon</text:p>
          </table:table-cell>
          <table:table-cell office:value-type="date" office:date-value="2001-04-01" calcext:value-type="date">
            <text:p>2001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iron (Shadow)</text:p>
          </table:table-cell>
          <table:table-cell office:value-type="string" calcext:value-type="string">
            <text:p>lairon_shadow</text:p>
          </table:table-cell>
          <table:table-cell office:value-type="date" office:date-value="2001-04-01" calcext:value-type="date">
            <text:p>2001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lampent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5-5-14-11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ndorus (Incarnate)</text:p>
          </table:table-cell>
          <table:table-cell office:value-type="string" calcext:value-type="string">
            <text:p>landorus_incarnate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6-1-11-14</text:p>
          </table:table-cell>
          <table:table-cell office:value-type="string" calcext:value-type="string">
            <text:p>25.5-5-15-10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26" calcext:value-type="percentage">
            <text:p>-26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-15-15-1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ndorus (Therian)</text:p>
          </table:table-cell>
          <table:table-cell office:value-type="string" calcext:value-type="string">
            <text:p>landorus_therian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3.5-1-13-15</text:p>
          </table:table-cell>
          <table:table-cell office:value-type="string" calcext:value-type="string">
            <text:p>23.5-4-14-9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.5-1-13-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lanturn</text:p>
          </table:table-cell>
          <table:table-cell office:value-type="date" office:date-value="2002-03-01" calcext:value-type="date">
            <text:p>2002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date" office:date-value="2001-07-04" calcext:value-type="date">
            <text:p>2001-07-04</text:p>
          </table:table-cell>
          <table:table-cell office:value-type="string" calcext:value-type="string">
            <text:p>42.5-0-15-15</text:p>
          </table:table-cell>
          <table:table-cell office:value-type="string" calcext:value-type="string">
            <text:p>41.5-4-11-15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-15-15-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pras (Shadow)</text:p>
          </table:table-cell>
          <table:table-cell office:value-type="string" calcext:value-type="string">
            <text:p>lapras_shadow</text:p>
          </table:table-cell>
          <table:table-cell office:value-type="date" office:date-value="2001-07-05" calcext:value-type="date">
            <text:p>2001-07-05</text:p>
          </table:table-cell>
          <table:table-cell office:value-type="string" calcext:value-type="string">
            <text:p>42.5-0-15-15</text:p>
          </table:table-cell>
          <table:table-cell office:value-type="string" calcext:value-type="string">
            <text:p>41.5-4-11-15</text:p>
          </table:table-cell>
          <table:table-cell/>
          <table:table-cell office:value-type="string" calcext:value-type="string">
            <text:p>36-15-15-15</text:p>
          </table:table-cell>
          <table:table-cell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1.5-4-11-1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rvesta</text:p>
          </table:table-cell>
          <table:table-cell office:value-type="string" calcext:value-type="string">
            <text:p>larvesta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larvitar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rvitar (Shadow)</text:p>
          </table:table-cell>
          <table:table-cell office:value-type="string" calcext:value-type="string">
            <text:p>larvitar_shadow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latias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6.5-1-15-14</text:p>
          </table:table-cell>
          <table:table-cell office:value-type="string" calcext:value-type="string">
            <text:p>26.5-4-13-10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.5-4-13-1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latio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4-2-15-15</text:p>
          </table:table-cell>
          <table:table-cell office:value-type="string" calcext:value-type="string">
            <text:p>24-5-13-12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.5-15-15-1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4-0-14-13</text:p>
          </table:table-cell>
          <table:table-cell office:value-type="string" calcext:value-type="string">
            <text:p>32-5-14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2-5-14-1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avanny</text:p>
          </table:table-cell>
          <table:table-cell office:value-type="string" calcext:value-type="string">
            <text:p>leavanny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44-0-12-14</text:p>
          </table:table-cell>
          <table:table-cell office:value-type="string" calcext:value-type="string">
            <text:p>41.5-5-14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2-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ledian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ledyba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48.5-0-14-15</text:p>
          </table:table-cell>
          <table:table-cell office:value-type="string" calcext:value-type="string">
            <text:p>47.5-4-12-11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iepard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lileep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leep (Shadow)</text:p>
          </table:table-cell>
          <table:table-cell office:value-type="string" calcext:value-type="string">
            <text:p>lileep_shadow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lilligan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4.5-0-13-14</text:p>
          </table:table-cell>
          <table:table-cell office:value-type="string" calcext:value-type="string">
            <text:p>43-4-14-13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lillipup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linoon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noone (Galarian)</text:p>
          </table:table-cell>
          <table:table-cell office:value-type="string" calcext:value-type="string">
            <text:p>linoone_galarian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tleo</text:p>
          </table:table-cell>
          <table:table-cell office:value-type="string" calcext:value-type="string">
            <text:p>litleo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29.5-5-15-12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litwick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29.5-5-15-12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lombr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lopunny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punny (Mega)</text:p>
          </table:table-cell>
          <table:table-cell office:value-type="string" calcext:value-type="string">
            <text:p>lopunny_mega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4.5-2-15-14</text:p>
          </table:table-cell>
          <table:table-cell office:value-type="string" calcext:value-type="string">
            <text:p>24.5-5-13-11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7" calcext:value-type="percentage">
            <text:p>17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.5-5-13-1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lotad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loudred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lucario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38.5-1-15-15</text:p>
          </table:table-cell>
          <table:table-cell office:value-type="string" calcext:value-type="string">
            <text:p>38-4-14-14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ludicolo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50-6-14-15</text:p>
          </table:table-cell>
          <table:table-cell office:value-type="string" calcext:value-type="string">
            <text:p>47.5-12-13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lugia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5.5-1-13-13</text:p>
          </table:table-cell>
          <table:table-cell office:value-type="string" calcext:value-type="string">
            <text:p>25-5-10-14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-5-10-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lumineon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lunatone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46.5-13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5-15-1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luvdisc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io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luxray</text:p>
          </table:table-cell>
          <table:table-cell office:value-type="date" office:date-value="2017-03-01" calcext:value-type="date">
            <text:p>2017-03-01</text:p>
          </table:table-cell>
          <table:table-cell office:value-type="string" calcext:value-type="string">
            <text:p>34.5-0-15-15</text:p>
          </table:table-cell>
          <table:table-cell office:value-type="string" calcext:value-type="string">
            <text:p>34-5-11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31-0-15-14</text:p>
          </table:table-cell>
          <table:table-cell office:value-type="string" calcext:value-type="string">
            <text:p>30-4-14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amp (Shadow)</text:p>
          </table:table-cell>
          <table:table-cell office:value-type="string" calcext:value-type="string">
            <text:p>machamp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31-0-15-14</text:p>
          </table:table-cell>
          <table:table-cell office:value-type="string" calcext:value-type="string">
            <text:p>30-4-14-14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-4-14-1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oke (Shadow)</text:p>
          </table:table-cell>
          <table:table-cell office:value-type="string" calcext:value-type="string">
            <text:p>machoke_shadow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chop (Shadow)</text:p>
          </table:table-cell>
          <table:table-cell office:value-type="string" calcext:value-type="string">
            <text:p>machop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4"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magcargo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ikarp (Shadow)</text:p>
          </table:table-cell>
          <table:table-cell office:value-type="string" calcext:value-type="string">
            <text:p>magikarp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8-4-14-13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-15-15-1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mar (Shadow)</text:p>
          </table:table-cell>
          <table:table-cell office:value-type="string" calcext:value-type="string">
            <text:p>magmar_shadow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49.5-0-14-15</text:p>
          </table:table-cell>
          <table:table-cell office:value-type="string" calcext:value-type="string">
            <text:p>48-4-14-13</text:p>
          </table:table-cell>
          <table:table-cell/>
          <table:table-cell office:value-type="string" calcext:value-type="string">
            <text:p>43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9.5-0-14-1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date" office:date-value="2001-03-06" calcext:value-type="date">
            <text:p>2001-03-06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4-11-14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mortar (Shadow)</text:p>
          </table:table-cell>
          <table:table-cell office:value-type="string" calcext:value-type="string">
            <text:p>magmortar_shadow</text:p>
          </table:table-cell>
          <table:table-cell office:value-type="date" office:date-value="2001-03-06" calcext:value-type="date">
            <text:p>2001-03-06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4-11-14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mite (Shadow)</text:p>
          </table:table-cell>
          <table:table-cell office:value-type="string" calcext:value-type="string">
            <text:p>magnemite_shadow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date" office:date-value="2002-03-01" calcext:value-type="date">
            <text:p>2002-03-01</text:p>
          </table:table-cell>
          <table:table-cell office:value-type="string" calcext:value-type="string">
            <text:p>45.5-0-15-15</text:p>
          </table:table-cell>
          <table:table-cell office:value-type="string" calcext:value-type="string">
            <text:p>44.5-5-15-12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ton (Shadow)</text:p>
          </table:table-cell>
          <table:table-cell office:value-type="string" calcext:value-type="string">
            <text:p>magneton_shadow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45.5-0-15-15</text:p>
          </table:table-cell>
          <table:table-cell office:value-type="string" calcext:value-type="string">
            <text:p>44.5-5-15-12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4.5-5-15-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29-0-15-15</text:p>
          </table:table-cell>
          <table:table-cell office:value-type="string" calcext:value-type="string">
            <text:p>28-9-14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gnezone (Shadow)</text:p>
          </table:table-cell>
          <table:table-cell office:value-type="string" calcext:value-type="string">
            <text:p>magnezone_shadow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9-0-15-15</text:p>
          </table:table-cell>
          <table:table-cell office:value-type="string" calcext:value-type="string">
            <text:p>28-9-14-15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makuhita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lamar</text:p>
          </table:table-cell>
          <table:table-cell office:value-type="string" calcext:value-type="string">
            <text:p>malamar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50-5-14-11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mamoswine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8-0-15-13</text:p>
          </table:table-cell>
          <table:table-cell office:value-type="string" calcext:value-type="string">
            <text:p>27.5-6-13-13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-0.32" calcext:value-type="percentage">
            <text:p>-32.00%</text:p>
          </table:table-cell>
          <table:table-cell office:value-type="percentage" office:value="-0.31" calcext:value-type="percentage">
            <text:p>-3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moswine (Shadow)</text:p>
          </table:table-cell>
          <table:table-cell office:value-type="string" calcext:value-type="string">
            <text:p>mamoswine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8-0-15-13</text:p>
          </table:table-cell>
          <table:table-cell office:value-type="string" calcext:value-type="string">
            <text:p>27.5-6-13-13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manaphy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9-0-15-10</text:p>
          </table:table-cell>
          <table:table-cell office:value-type="string" calcext:value-type="string">
            <text:p>28.5-4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.5-4-11-1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dibuzz</text:p>
          </table:table-cell>
          <table:table-cell office:value-type="string" calcext:value-type="string">
            <text:p>mandibuzz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manectric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50-2-15-15</text:p>
          </table:table-cell>
          <table:table-cell office:value-type="string" calcext:value-type="string">
            <text:p>46.5-12-14-14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" calcext:value-type="percentage">
            <text:p>-5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ectric (Mega)</text:p>
          </table:table-cell>
          <table:table-cell office:value-type="string" calcext:value-type="string">
            <text:p>manectric_meg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26-0-13-13</text:p>
          </table:table-cell>
          <table:table-cell office:value-type="string" calcext:value-type="string">
            <text:p>25.5-7-9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45" calcext:value-type="percentage">
            <text:p>-45.00%</text:p>
          </table:table-cell>
          <table:table-cell office:value-type="percentage" office:value="-0.43" calcext:value-type="percentage">
            <text:p>-4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.5-7-9-1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mantine</text:p>
          </table:table-cell>
          <table:table-cell office:value-type="date" office:date-value="2002-01-03" calcext:value-type="date">
            <text:p>2002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mantyke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maractus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9.5-12-13-14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mareep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eep (Shadow)</text:p>
          </table:table-cell>
          <table:table-cell office:value-type="string" calcext:value-type="string">
            <text:p>mareep_shadow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marill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owak (Alolan)</text:p>
          </table:table-cell>
          <table:table-cell office:value-type="string" calcext:value-type="string">
            <text:p>marowak_alolan</text:p>
          </table:table-cell>
          <table:table-cell office:value-type="date" office:date-value="2001-05-01" calcext:value-type="date">
            <text:p>2001-05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owak (Shadow)</text:p>
          </table:table-cell>
          <table:table-cell office:value-type="string" calcext:value-type="string">
            <text:p>marowak_shadow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marshtomp</text:p>
          </table:table-cell>
          <table:table-cell office:value-type="date" office:date-value="2000-04-01" calcext:value-type="date">
            <text:p>2000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rshtomp (Shadow)</text:p>
          </table:table-cell>
          <table:table-cell office:value-type="string" calcext:value-type="string">
            <text:p>marshtomp_shadow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masquerain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9-13-13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mawile</text:p>
          </table:table-cell>
          <table:table-cell office:value-type="date" office:date-value="2002-01-02" calcext:value-type="date">
            <text:p>2002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awile (Shadow)</text:p>
          </table:table-cell>
          <table:table-cell office:value-type="string" calcext:value-type="string">
            <text:p>mawile_shadow</text:p>
          </table:table-cell>
          <table:table-cell office:value-type="date" office:date-value="2002-02-03" calcext:value-type="date">
            <text:p>2002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medicham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meditite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meganium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48.5-5-13-12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9" calcext:value-type="percentage">
            <text:p>19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8.5-5-13-1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lmetal</text:p>
          </table:table-cell>
          <table:table-cell office:value-type="string" calcext:value-type="string">
            <text:p>melmetal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6-0-13-15</text:p>
          </table:table-cell>
          <table:table-cell office:value-type="string" calcext:value-type="string">
            <text:p>25.5-6-14-11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16" calcext:value-type="percentage">
            <text:p>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.5-6-14-1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loetta (Aria)</text:p>
          </table:table-cell>
          <table:table-cell office:value-type="string" calcext:value-type="string">
            <text:p>meloetta_aria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3.5-0-14-13</text:p>
          </table:table-cell>
          <table:table-cell office:value-type="string" calcext:value-type="string">
            <text:p>22.5-9-15-15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loetta (Pirouette)</text:p>
          </table:table-cell>
          <table:table-cell office:value-type="string" calcext:value-type="string">
            <text:p>meloetta_pirouett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23.5-1-15-15</text:p>
          </table:table-cell>
          <table:table-cell office:value-type="string" calcext:value-type="string">
            <text:p>23.5-4-11-13</text:p>
          </table:table-cell>
          <table:table-cell/>
          <table:table-cell office:value-type="string" calcext:value-type="string">
            <text:p>22-15-15-15</text:p>
          </table:table-cell>
          <table:table-cell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-0.27" calcext:value-type="percentage">
            <text:p>-2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2-15-15-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ltan</text:p>
          </table:table-cell>
          <table:table-cell office:value-type="string" calcext:value-type="string">
            <text:p>melta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stic (Female)</text:p>
          </table:table-cell>
          <table:table-cell office:value-type="string" calcext:value-type="string">
            <text:p>meowstic_female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stic (Male)</text:p>
          </table:table-cell>
          <table:table-cell office:value-type="string" calcext:value-type="string">
            <text:p>meowstic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th (Alolan)</text:p>
          </table:table-cell>
          <table:table-cell office:value-type="string" calcext:value-type="string">
            <text:p>meowth_alolan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th (Galarian)</text:p>
          </table:table-cell>
          <table:table-cell office:value-type="string" calcext:value-type="string">
            <text:p>meowth_galarian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owth (Shadow)</text:p>
          </table:table-cell>
          <table:table-cell office:value-type="string" calcext:value-type="string">
            <text:p>meowth_shadow</text:p>
          </table:table-cell>
          <table:table-cell office:value-type="date" office:date-value="2000-01-05" calcext:value-type="date">
            <text:p>2000-01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mespri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1-1-15-15</text:p>
          </table:table-cell>
          <table:table-cell office:value-type="string" calcext:value-type="string">
            <text:p>31-4-14-10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metagros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4.5-0-15-13</text:p>
          </table:table-cell>
          <table:table-cell office:value-type="string" calcext:value-type="string">
            <text:p>24-6-11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31" calcext:value-type="percentage">
            <text:p>-3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tagross (Shadow)</text:p>
          </table:table-cell>
          <table:table-cell office:value-type="string" calcext:value-type="string">
            <text:p>metagross_shadow</text:p>
          </table:table-cell>
          <table:table-cell office:value-type="date" office:date-value="2000-04-05" calcext:value-type="date">
            <text:p>2000-04-05</text:p>
          </table:table-cell>
          <table:table-cell office:value-type="string" calcext:value-type="string">
            <text:p>24.5-0-15-13</text:p>
          </table:table-cell>
          <table:table-cell office:value-type="string" calcext:value-type="string">
            <text:p>24-6-11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metang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tang (Shadow)</text:p>
          </table:table-cell>
          <table:table-cell office:value-type="string" calcext:value-type="string">
            <text:p>metang_shadow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8-16-18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2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12-11-1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date" office:date-value="2001-06-07" calcext:value-type="date">
            <text:p>2001-06-07</text:p>
          </table:table-cell>
          <table:table-cell office:value-type="string" calcext:value-type="string">
            <text:p>22-1-15-13</text:p>
          </table:table-cell>
          <table:table-cell office:value-type="string" calcext:value-type="string">
            <text:p>22-4-13-10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wtwo (Armored)</text:p>
          </table:table-cell>
          <table:table-cell office:value-type="string" calcext:value-type="string">
            <text:p>mewtwo_armored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29.5-1-15-15</text:p>
          </table:table-cell>
          <table:table-cell office:value-type="string" calcext:value-type="string">
            <text:p>29.5-4-9-13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5" calcext:value-type="percentage">
            <text:p>5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9.5-4-9-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ewtwo (Shadow)</text:p>
          </table:table-cell>
          <table:table-cell office:value-type="string" calcext:value-type="string">
            <text:p>mewtwo_shadow</text:p>
          </table:table-cell>
          <table:table-cell office:value-type="date" office:date-value="2001-07-08" calcext:value-type="date">
            <text:p>2001-07-08</text:p>
          </table:table-cell>
          <table:table-cell office:value-type="string" calcext:value-type="string">
            <text:p>22-1-15-13</text:p>
          </table:table-cell>
          <table:table-cell office:value-type="string" calcext:value-type="string">
            <text:p>22-4-13-10</text:p>
          </table:table-cell>
          <table:table-cell/>
          <table:table-cell office:value-type="string" calcext:value-type="string">
            <text:p>20.5-15-15-15</text:p>
          </table:table-cell>
          <table:table-cell office:value-type="string" calcext:value-type="string">
            <text:p>-</text:p>
          </table:table-cell>
          <table:table-cell office:value-type="percentage" office:value="-0.56" calcext:value-type="percentage">
            <text:p>-56.00%</text:p>
          </table:table-cell>
          <table:table-cell office:value-type="percentage" office:value="-0.55" calcext:value-type="percentage">
            <text:p>-5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5" calcext:value-type="percentage">
            <text:p>-5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.5-15-15-1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enfoo</text:p>
          </table:table-cell>
          <table:table-cell office:value-type="string" calcext:value-type="string">
            <text:p>mienfoo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enshao</text:p>
          </table:table-cell>
          <table:table-cell office:value-type="string" calcext:value-type="string">
            <text:p>mienshao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8.5-0-14-15</text:p>
          </table:table-cell>
          <table:table-cell office:value-type="string" calcext:value-type="string">
            <text:p>36.5-6-15-15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mightyena</text:p>
          </table:table-cell>
          <table:table-cell office:value-type="date" office:date-value="2002-01-03" calcext:value-type="date">
            <text:p>2002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milotic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33-0-13-15</text:p>
          </table:table-cell>
          <table:table-cell office:value-type="string" calcext:value-type="string">
            <text:p>32-4-15-10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17" calcext:value-type="percentage">
            <text:p>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-0-13-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miltank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50-4-15-15</text:p>
          </table:table-cell>
          <table:table-cell office:value-type="string" calcext:value-type="string">
            <text:p>50-5-13-14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0.08" calcext:value-type="percentage">
            <text:p>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8" calcext:value-type="percentage">
            <text:p>8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5-13-1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me (Jr)</text:p>
          </table:table-cell>
          <table:table-cell office:value-type="string" calcext:value-type="string">
            <text:p>mime_jr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nccino</text:p>
          </table:table-cell>
          <table:table-cell office:value-type="string" calcext:value-type="string">
            <text:p>minccino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minun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misdreavus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sdreavus (Shadow)</text:p>
          </table:table-cell>
          <table:table-cell office:value-type="string" calcext:value-type="string">
            <text:p>misdreavus_shadow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mismagius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42-0-14-15</text:p>
          </table:table-cell>
          <table:table-cell office:value-type="string" calcext:value-type="string">
            <text:p>40.5-4-15-13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6.5-15-15-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smagius (Shadow)</text:p>
          </table:table-cell>
          <table:table-cell office:value-type="string" calcext:value-type="string">
            <text:p>mismagius_shadow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42-0-14-15</text:p>
          </table:table-cell>
          <table:table-cell office:value-type="string" calcext:value-type="string">
            <text:p>40.5-4-15-13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2-0-14-1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date" office:date-value="2000-06-04" calcext:value-type="date">
            <text:p>2000-06-04</text:p>
          </table:table-cell>
          <table:table-cell office:value-type="string" calcext:value-type="string">
            <text:p>27-1-10-15</text:p>
          </table:table-cell>
          <table:table-cell office:value-type="string" calcext:value-type="string">
            <text:p>26.5-6-15-9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oltres (Shadow)</text:p>
          </table:table-cell>
          <table:table-cell office:value-type="string" calcext:value-type="string">
            <text:p>moltres_shadow</text:p>
          </table:table-cell>
          <table:table-cell office:value-type="date" office:date-value="2000-06-05" calcext:value-type="date">
            <text:p>2000-06-05</text:p>
          </table:table-cell>
          <table:table-cell office:value-type="string" calcext:value-type="string">
            <text:p>27-1-10-15</text:p>
          </table:table-cell>
          <table:table-cell office:value-type="string" calcext:value-type="string">
            <text:p>26.5-6-15-9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14" calcext:value-type="percentage">
            <text:p>-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monferno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mothim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mr_mim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13-15-15</text:p>
          </table:table-cell>
          <table:table-cell office:value-type="string" calcext:value-type="string">
            <text:p>49.5-15-15-14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9-15-15-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r. Mime (Galarian)</text:p>
          </table:table-cell>
          <table:table-cell office:value-type="string" calcext:value-type="string">
            <text:p>mr_mime_galarian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r. Rime</text:p>
          </table:table-cell>
          <table:table-cell office:value-type="string" calcext:value-type="string">
            <text:p>mr_rime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36.5-0-14-14</text:p>
          </table:table-cell>
          <table:table-cell office:value-type="string" calcext:value-type="string">
            <text:p>35.5-5-12-13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5.5-5-12-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mudkip</text:p>
          </table:table-cell>
          <table:table-cell office:value-type="date" office:date-value="2001-04-03" calcext:value-type="date">
            <text:p>2001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dkip (Shadow)</text:p>
          </table:table-cell>
          <table:table-cell office:value-type="string" calcext:value-type="string">
            <text:p>mudkip_shadow</text:p>
          </table:table-cell>
          <table:table-cell office:value-type="date" office:date-value="2001-04-03" calcext:value-type="date">
            <text:p>2001-04-03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8-9-15-14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date" office:date-value="2003-06-02" calcext:value-type="date">
            <text:p>2003-06-02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7-4-15-14</text:p>
          </table:table-cell>
          <table:table-cell office:value-type="string" calcext:value-type="string">
            <text:p>48-9-15-14</text:p>
          </table:table-cell>
          <table:table-cell office:value-type="string" calcext:value-type="string">
            <text:p>33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k (Alolan)</text:p>
          </table:table-cell>
          <table:table-cell office:value-type="string" calcext:value-type="string">
            <text:p>muk_alolan</text:p>
          </table:table-cell>
          <table:table-cell office:value-type="date" office:date-value="2002-02-03" calcext:value-type="date">
            <text:p>2002-02-03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7-4-15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7" calcext:value-type="percentage">
            <text:p>-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k (Shadow)</text:p>
          </table:table-cell>
          <table:table-cell office:value-type="string" calcext:value-type="string">
            <text:p>muk_shadow</text:p>
          </table:table-cell>
          <table:table-cell office:value-type="date" office:date-value="2002-02-06" calcext:value-type="date">
            <text:p>2002-02-06</text:p>
          </table:table-cell>
          <table:table-cell office:value-type="string" calcext:value-type="string">
            <text:p>38.5-0-15-15</text:p>
          </table:table-cell>
          <table:table-cell office:value-type="string" calcext:value-type="string">
            <text:p>37-4-15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-4-15-1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munna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murkrow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musharna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9.5-0-15-15</text:p>
          </table:table-cell>
          <table:table-cell office:value-type="string" calcext:value-type="string">
            <text:p>38-5-13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natu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date" office:date-value="2002-02-03" calcext:value-type="date">
            <text:p>2002-02-03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42-4-14-14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-0.55" calcext:value-type="percentage">
            <text:p>-55.00%</text:p>
          </table:table-cell>
          <table:table-cell office:value-type="percentage" office:value="-0.54" calcext:value-type="percentage">
            <text:p>-5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4" calcext:value-type="percentage">
            <text:p>-5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king (Shadow)</text:p>
          </table:table-cell>
          <table:table-cell office:value-type="string" calcext:value-type="string">
            <text:p>nidoking_shadow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42-4-14-14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percentage" office:value="-0.46" calcext:value-type="percentage">
            <text:p>-4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6" calcext:value-type="percentage">
            <text:p>-4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47-0-14-15</text:p>
          </table:table-cell>
          <table:table-cell office:value-type="string" calcext:value-type="string">
            <text:p>46-5-13-10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6-5-13-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queen (Shadow)</text:p>
          </table:table-cell>
          <table:table-cell office:value-type="string" calcext:value-type="string">
            <text:p>nidoqueen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47-0-14-15</text:p>
          </table:table-cell>
          <table:table-cell office:value-type="string" calcext:value-type="string">
            <text:p>46-5-13-10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58" calcext:value-type="percentage">
            <text:p>-5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nidoran_femal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an♀ (Shadow)</text:p>
          </table:table-cell>
          <table:table-cell office:value-type="string" calcext:value-type="string">
            <text:p>nidoran_female_shadow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4"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nidoran_male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an♂ (Shadow)</text:p>
          </table:table-cell>
          <table:table-cell office:value-type="string" calcext:value-type="string">
            <text:p>nidoran_male_shadow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ina (Shadow)</text:p>
          </table:table-cell>
          <table:table-cell office:value-type="string" calcext:value-type="string">
            <text:p>nidorina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dorino (Shadow)</text:p>
          </table:table-cell>
          <table:table-cell office:value-type="string" calcext:value-type="string">
            <text:p>nidorino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nincad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date" office:date-value="2002-08-05" calcext:value-type="date">
            <text:p>2002-08-05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9.5-12-13-13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9-15-1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netales (Alolan)</text:p>
          </table:table-cell>
          <table:table-cell office:value-type="string" calcext:value-type="string">
            <text:p>ninetales_alolan</text:p>
          </table:table-cell>
          <table:table-cell office:value-type="date" office:date-value="2002-05-02" calcext:value-type="date">
            <text:p>2002-05-02</text:p>
          </table:table-cell>
          <table:table-cell office:value-type="string" calcext:value-type="string">
            <text:p>50-7-15-15</text:p>
          </table:table-cell>
          <table:table-cell office:value-type="string" calcext:value-type="string">
            <text:p>47.5-13-14-15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6-15-15-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netales (Shadow)</text:p>
          </table:table-cell>
          <table:table-cell office:value-type="string" calcext:value-type="string">
            <text:p>ninetales_shadow</text:p>
          </table:table-cell>
          <table:table-cell office:value-type="date" office:date-value="2002-08-06" calcext:value-type="date">
            <text:p>2002-08-06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9.5-12-13-13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ninjask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ctowl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ibat</text:p>
          </table:table-cell>
          <table:table-cell office:value-type="string" calcext:value-type="string">
            <text:p>noibat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ivern</text:p>
          </table:table-cell>
          <table:table-cell office:value-type="string" calcext:value-type="string">
            <text:p>noiver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38-0-15-14</text:p>
          </table:table-cell>
          <table:table-cell office:value-type="string" calcext:value-type="string">
            <text:p>36.5-6-12-15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nosepass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4"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sepass (Shadow)</text:p>
          </table:table-cell>
          <table:table-cell office:value-type="string" calcext:value-type="string">
            <text:p>nosepass_shadow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numel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nuzleaf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uzleaf (Shadow)</text:p>
          </table:table-cell>
          <table:table-cell office:value-type="string" calcext:value-type="string">
            <text:p>nuzleaf_shadow</text:p>
          </table:table-cell>
          <table:table-cell office:value-type="date" office:date-value="2000-04-01" calcext:value-type="date">
            <text:p>2000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bstagoon</text:p>
          </table:table-cell>
          <table:table-cell office:value-type="string" calcext:value-type="string">
            <text:p>obstagoon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42-0-15-13</text:p>
          </table:table-cell>
          <table:table-cell office:value-type="string" calcext:value-type="string">
            <text:p>40.5-5-14-10</text:p>
          </table:table-cell>
          <table:table-cell/>
          <table:table-cell office:value-type="string" calcext:value-type="string">
            <text:p>35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5.5-15-15-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octillery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47-12-15-15</text:p>
          </table:table-cell>
          <table:table-cell/>
          <table:table-cell office:value-type="string" calcext:value-type="string">
            <text:p>4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5-15-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ddish (Shadow)</text:p>
          </table:table-cell>
          <table:table-cell office:value-type="string" calcext:value-type="string">
            <text:p>oddish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7-6-13-11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date" office:date-value="2000-05-02" calcext:value-type="date">
            <text:p>2000-05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manyte (Shadow)</text:p>
          </table:table-cell>
          <table:table-cell office:value-type="string" calcext:value-type="string">
            <text:p>omanyte_shadow</text:p>
          </table:table-cell>
          <table:table-cell office:value-type="date" office:date-value="2000-05-02" calcext:value-type="date">
            <text:p>2000-05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date" office:date-value="2000-05-04" calcext:value-type="date">
            <text:p>2000-05-04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6.5-5-11-14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8" calcext:value-type="percentage">
            <text:p>-1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mastar (Shadow)</text:p>
          </table:table-cell>
          <table:table-cell office:value-type="string" calcext:value-type="string">
            <text:p>omastar_shadow</text:p>
          </table:table-cell>
          <table:table-cell office:value-type="date" office:date-value="2000-05-04" calcext:value-type="date">
            <text:p>2000-05-04</text:p>
          </table:table-cell>
          <table:table-cell office:value-type="string" calcext:value-type="string">
            <text:p>37.5-0-14-15</text:p>
          </table:table-cell>
          <table:table-cell office:value-type="string" calcext:value-type="string">
            <text:p>36.5-5-11-14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32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date" office:date-value="2000-03-05" calcext:value-type="date">
            <text:p>2000-03-05</text:p>
          </table:table-cell>
          <table:table-cell table:number-columns-repeated="4"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oshawott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pachirisu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palkia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3-2-15-14</text:p>
          </table:table-cell>
          <table:table-cell office:value-type="string" calcext:value-type="string">
            <text:p>23-4-15-10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3-2-15-1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lpitoad</text:p>
          </table:table-cell>
          <table:table-cell office:value-type="string" calcext:value-type="string">
            <text:p>palpitoad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pancham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pangoro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34.5-0-14-15</text:p>
          </table:table-cell>
          <table:table-cell office:value-type="string" calcext:value-type="string">
            <text:p>33-4-15-14</text:p>
          </table:table-cell>
          <table:table-cell/>
          <table:table-cell office:value-type="string" calcext:value-type="string">
            <text:p>3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83" calcext:value-type="percentage">
            <text:p>-8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83" calcext:value-type="percentage">
            <text:p>-8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-15-15-1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npour</text:p>
          </table:table-cell>
          <table:table-cell office:value-type="string" calcext:value-type="string">
            <text:p>panpour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nsage</text:p>
          </table:table-cell>
          <table:table-cell office:value-type="string" calcext:value-type="string">
            <text:p>pansage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pansear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4"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trat</text:p>
          </table:table-cell>
          <table:table-cell office:value-type="string" calcext:value-type="string">
            <text:p>patrat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awniard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pelipper</text:p>
          </table:table-cell>
          <table:table-cell office:value-type="date" office:date-value="2001-04-02" calcext:value-type="date">
            <text:p>2001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errserke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50-0-14-15</text:p>
          </table:table-cell>
          <table:table-cell office:value-type="string" calcext:value-type="string">
            <text:p>50-4-13-9</text:p>
          </table:table-cell>
          <table:table-cell/>
          <table:table-cell office:value-type="string" calcext:value-type="string">
            <text:p>43.5-15-15-15</text:p>
          </table:table-cell>
          <table:table-cell office:value-type="string" calcext:value-type="string">
            <text:p>-</text:p>
          </table:table-cell>
          <table:table-cell office:value-type="percentage" office:value="-0.43" calcext:value-type="percentage">
            <text:p>-43.00%</text:p>
          </table:table-cell>
          <table:table-cell office:value-type="percentage" office:value="-0.42" calcext:value-type="percentage">
            <text:p>-4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3.5-15-15-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date" office:date-value="2000-02-06" calcext:value-type="date">
            <text:p>2000-02-06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rsian (Alolan)</text:p>
          </table:table-cell>
          <table:table-cell office:value-type="string" calcext:value-type="string">
            <text:p>persian_alolan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rsian (Shadow)</text:p>
          </table:table-cell>
          <table:table-cell office:value-type="string" calcext:value-type="string">
            <text:p>persian_shadow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petilil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phanpy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phantump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phione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dgeot (Mega)</text:p>
          </table:table-cell>
          <table:table-cell office:value-type="string" calcext:value-type="string">
            <text:p>pidgeot_meg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5-0-15-15</text:p>
          </table:table-cell>
          <table:table-cell office:value-type="string" calcext:value-type="string">
            <text:p>25-5-14-9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5-5-14-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pidov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gnite</text:p>
          </table:table-cell>
          <table:table-cell office:value-type="string" calcext:value-type="string">
            <text:p>pignite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date" office:date-value="2002-05-02" calcext:value-type="date">
            <text:p>2002-05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kachu (Flying)</text:p>
          </table:table-cell>
          <table:table-cell office:value-type="string" calcext:value-type="string">
            <text:p>pikachu_flying</text:p>
          </table:table-cell>
          <table:table-cell office:value-type="date" office:date-value="2001-04-02" calcext:value-type="date">
            <text:p>2001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kachu (Libre)</text:p>
          </table:table-cell>
          <table:table-cell office:value-type="string" calcext:value-type="string">
            <text:p>pikachu_libre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piloswine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5-15-12</text:p>
          </table:table-cell>
          <table:table-cell office:value-type="string" calcext:value-type="string">
            <text:p>47.5-12-12-13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loswine (Shadow)</text:p>
          </table:table-cell>
          <table:table-cell office:value-type="string" calcext:value-type="string">
            <text:p>piloswine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5-15-12</text:p>
          </table:table-cell>
          <table:table-cell office:value-type="string" calcext:value-type="string">
            <text:p>47.5-12-12-13</text:p>
          </table:table-cell>
          <table:table-cell/>
          <table:table-cell office:value-type="string" calcext:value-type="string">
            <text:p>45-15-15-15</text:p>
          </table:table-cell>
          <table:table-cell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-15-15-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pineco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neco (Shadow)</text:p>
          </table:table-cell>
          <table:table-cell office:value-type="string" calcext:value-type="string">
            <text:p>pineco_shadow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date" office:date-value="2001-01-06" calcext:value-type="date">
            <text:p>2001-01-06</text:p>
          </table:table-cell>
          <table:table-cell office:value-type="string" calcext:value-type="string">
            <text:p>33-0-14-15</text:p>
          </table:table-cell>
          <table:table-cell office:value-type="string" calcext:value-type="string">
            <text:p>31.5-6-14-15</text:p>
          </table:table-cell>
          <table:table-cell office:value-type="string" calcext:value-type="string">
            <text:p>25.5-6-14-9</text:p>
          </table:table-cell>
          <table:table-cell office:value-type="string" calcext:value-type="string">
            <text:p>29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nsir (Shadow)</text:p>
          </table:table-cell>
          <table:table-cell office:value-type="string" calcext:value-type="string">
            <text:p>pinsir_shadow</text:p>
          </table:table-cell>
          <table:table-cell office:value-type="date" office:date-value="2001-01-06" calcext:value-type="date">
            <text:p>2001-01-06</text:p>
          </table:table-cell>
          <table:table-cell office:value-type="string" calcext:value-type="string">
            <text:p>33-0-14-15</text:p>
          </table:table-cell>
          <table:table-cell office:value-type="string" calcext:value-type="string">
            <text:p>31.5-6-14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piplup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plusl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date" office:date-value="2001-06-01" calcext:value-type="date">
            <text:p>2001-06-01</text:p>
          </table:table-cell>
          <table:table-cell office:value-type="string" calcext:value-type="string">
            <text:p>48.5-0-15-14</text:p>
          </table:table-cell>
          <table:table-cell office:value-type="string" calcext:value-type="string">
            <text:p>45.5-6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toed (Shadow)</text:p>
          </table:table-cell>
          <table:table-cell office:value-type="string" calcext:value-type="string">
            <text:p>politoed_shadow</text:p>
          </table:table-cell>
          <table:table-cell office:value-type="date" office:date-value="2001-06-01" calcext:value-type="date">
            <text:p>2001-06-01</text:p>
          </table:table-cell>
          <table:table-cell office:value-type="string" calcext:value-type="string">
            <text:p>48.5-0-15-14</text:p>
          </table:table-cell>
          <table:table-cell office:value-type="string" calcext:value-type="string">
            <text:p>45.5-6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24" calcext:value-type="percentage">
            <text:p>2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.5-0-15-1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ag (Shadow)</text:p>
          </table:table-cell>
          <table:table-cell office:value-type="string" calcext:value-type="string">
            <text:p>poliwag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hirl (Shadow)</text:p>
          </table:table-cell>
          <table:table-cell office:value-type="string" calcext:value-type="string">
            <text:p>poliwhirl_shadow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42.5-4-12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4-1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liwrath (Shadow)</text:p>
          </table:table-cell>
          <table:table-cell office:value-type="string" calcext:value-type="string">
            <text:p>poliwrath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44-0-14-14</text:p>
          </table:table-cell>
          <table:table-cell office:value-type="string" calcext:value-type="string">
            <text:p>42.5-4-12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nyta (Galarian)</text:p>
          </table:table-cell>
          <table:table-cell office:value-type="string" calcext:value-type="string">
            <text:p>ponyta_galarian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poochyena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date" office:date-value="2017-01-04" calcext:value-type="date">
            <text:p>2017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 (Shadow)</text:p>
          </table:table-cell>
          <table:table-cell office:value-type="string" calcext:value-type="string">
            <text:p>porygon_shadow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porygon_z</text:p>
          </table:table-cell>
          <table:table-cell office:value-type="date" office:date-value="2017-05-01" calcext:value-type="date">
            <text:p>2017-05-01</text:p>
          </table:table-cell>
          <table:table-cell office:value-type="string" calcext:value-type="string">
            <text:p>28.5-0-13-14</text:p>
          </table:table-cell>
          <table:table-cell office:value-type="string" calcext:value-type="string">
            <text:p>28.5-4-15-6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-Z (Shadow)</text:p>
          </table:table-cell>
          <table:table-cell office:value-type="string" calcext:value-type="string">
            <text:p>porygon_z_shadow</text:p>
          </table:table-cell>
          <table:table-cell office:value-type="date" office:date-value="2017-05-01" calcext:value-type="date">
            <text:p>2017-05-01</text:p>
          </table:table-cell>
          <table:table-cell office:value-type="string" calcext:value-type="string">
            <text:p>28.5-0-13-14</text:p>
          </table:table-cell>
          <table:table-cell office:value-type="string" calcext:value-type="string">
            <text:p>28.5-4-15-6</text:p>
          </table:table-cell>
          <table:table-cell office:value-type="string" calcext:value-type="string">
            <text:p>28-9-13-15</text:p>
          </table:table-cell>
          <table:table-cell office:value-type="string" calcext:value-type="string">
            <text:p>26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percentage" office:value="-0.55" calcext:value-type="percentage">
            <text:p>-55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55" calcext:value-type="percentage">
            <text:p>-5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.5-15-15-1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date" office:date-value="2017-04-05" calcext:value-type="date">
            <text:p>2017-04-05</text:p>
          </table:table-cell>
          <table:table-cell office:value-type="string" calcext:value-type="string">
            <text:p>39-1-15-15</text:p>
          </table:table-cell>
          <table:table-cell office:value-type="string" calcext:value-type="string">
            <text:p>39-4-9-15</text:p>
          </table:table-cell>
          <table:table-cell office:value-type="string" calcext:value-type="string">
            <text:p>28-9-13-15</text:p>
          </table:table-cell>
          <table:table-cell office:value-type="string" calcext:value-type="string">
            <text:p>34.5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orygon2 (Shadow)</text:p>
          </table:table-cell>
          <table:table-cell office:value-type="string" calcext:value-type="string">
            <text:p>porygon2_shadow</text:p>
          </table:table-cell>
          <table:table-cell office:value-type="date" office:date-value="2017-04-05" calcext:value-type="date">
            <text:p>2017-04-05</text:p>
          </table:table-cell>
          <table:table-cell office:value-type="string" calcext:value-type="string">
            <text:p>39-1-15-15</text:p>
          </table:table-cell>
          <table:table-cell office:value-type="string" calcext:value-type="string">
            <text:p>39-4-9-15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date" office:date-value="2000-05-01" calcext:value-type="date">
            <text:p>2000-05-01</text:p>
          </table:table-cell>
          <table:table-cell office:value-type="string" calcext:value-type="string">
            <text:p>50-7-15-15</text:p>
          </table:table-cell>
          <table:table-cell office:value-type="string" calcext:value-type="string">
            <text:p>48.5-12-13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prinplup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probopass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robopass (Shadow)</text:p>
          </table:table-cell>
          <table:table-cell office:value-type="string" calcext:value-type="string">
            <text:p>probopass_shadow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syduck (Shadow)</text:p>
          </table:table-cell>
          <table:table-cell office:value-type="string" calcext:value-type="string">
            <text:p>psyduck_shadow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umpkaboo</text:p>
          </table:table-cell>
          <table:table-cell office:value-type="string" calcext:value-type="string">
            <text:p>pumpkaboo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pupitar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upitar (Shadow)</text:p>
          </table:table-cell>
          <table:table-cell office:value-type="string" calcext:value-type="string">
            <text:p>pupitar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urrloin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purugly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yroar</text:p>
          </table:table-cell>
          <table:table-cell office:value-type="string" calcext:value-type="string">
            <text:p>pyroar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8-0-15-12</text:p>
          </table:table-cell>
          <table:table-cell office:value-type="string" calcext:value-type="string">
            <text:p>36.5-4-14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Pyroar (Female)</text:p>
          </table:table-cell>
          <table:table-cell office:value-type="string" calcext:value-type="string">
            <text:p>pyroar_femal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8-0-15-12</text:p>
          </table:table-cell>
          <table:table-cell office:value-type="string" calcext:value-type="string">
            <text:p>36.5-4-14-14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3-15-15-1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quagsire</text:p>
          </table:table-cell>
          <table:table-cell office:value-type="date" office:date-value="2000-02-05" calcext:value-type="date">
            <text:p>2000-02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Quagsire (Shadow)</text:p>
          </table:table-cell>
          <table:table-cell office:value-type="string" calcext:value-type="string">
            <text:p>quagsire_shadow</text:p>
          </table:table-cell>
          <table:table-cell office:value-type="date" office:date-value="2000-02-05" calcext:value-type="date">
            <text:p>2000-02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quilav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Quilladin</text:p>
          </table:table-cell>
          <table:table-cell office:value-type="string" calcext:value-type="string">
            <text:p>quilladin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qwilfish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date" office:date-value="2003-05-04" calcext:value-type="date">
            <text:p>2003-05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ichu (Alolan)</text:p>
          </table:table-cell>
          <table:table-cell office:value-type="string" calcext:value-type="string">
            <text:p>raichu_alolan</text:p>
          </table:table-cell>
          <table:table-cell office:value-type="date" office:date-value="2002-04-03" calcext:value-type="date">
            <text:p>2002-04-03</text:p>
          </table:table-cell>
          <table:table-cell office:value-type="string" calcext:value-type="string">
            <text:p>50-8-15-14</text:p>
          </table:table-cell>
          <table:table-cell office:value-type="string" calcext:value-type="string">
            <text:p>48.5-13-13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raikou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7-1-15-12</text:p>
          </table:table-cell>
          <table:table-cell office:value-type="string" calcext:value-type="string">
            <text:p>27-4-9-13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-0.42" calcext:value-type="percentage">
            <text:p>-42.00%</text:p>
          </table:table-cell>
          <table:table-cell office:value-type="percentage" office:value="-0.36" calcext:value-type="percentage">
            <text:p>-3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ikou (Shadow)</text:p>
          </table:table-cell>
          <table:table-cell office:value-type="string" calcext:value-type="string">
            <text:p>raikou_shadow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7-1-15-12</text:p>
          </table:table-cell>
          <table:table-cell office:value-type="string" calcext:value-type="string">
            <text:p>27-4-9-13</text:p>
          </table:table-cell>
          <table:table-cell/>
          <table:table-cell office:value-type="string" calcext:value-type="string">
            <text:p>25-15-15-15</text:p>
          </table:table-cell>
          <table:table-cell office:value-type="string" calcext:value-type="string">
            <text:p>-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-15-15-1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ralts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lts (Shadow)</text:p>
          </table:table-cell>
          <table:table-cell office:value-type="string" calcext:value-type="string">
            <text:p>ralts_shadow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rampardos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28-0-14-15</text:p>
          </table:table-cell>
          <table:table-cell office:value-type="string" calcext:value-type="string">
            <text:p>27-9-15-15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16" calcext:value-type="percentage">
            <text:p>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8-0-14-1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47-0-15-14</text:p>
          </table:table-cell>
          <table:table-cell office:value-type="string" calcext:value-type="string">
            <text:p>46.5-4-10-15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percentage" office:value="-0.55" calcext:value-type="percentage">
            <text:p>-55.00%</text:p>
          </table:table-cell>
          <table:table-cell office:value-type="percentage" office:value="-0.54" calcext:value-type="percentage">
            <text:p>-5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9" calcext:value-type="percentage">
            <text:p>-4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pidash (Galarian)</text:p>
          </table:table-cell>
          <table:table-cell office:value-type="string" calcext:value-type="string">
            <text:p>rapidash_galarian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7-0-15-14</text:p>
          </table:table-cell>
          <table:table-cell office:value-type="string" calcext:value-type="string">
            <text:p>46.5-4-10-15</text:p>
          </table:table-cell>
          <table:table-cell/>
          <table:table-cell office:value-type="string" calcext:value-type="string">
            <text:p>41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1" calcext:value-type="percentage">
            <text:p>-1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-15-15-1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icate (Alolan)</text:p>
          </table:table-cell>
          <table:table-cell office:value-type="string" calcext:value-type="string">
            <text:p>raticate_alolan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icate (Shadow)</text:p>
          </table:table-cell>
          <table:table-cell office:value-type="string" calcext:value-type="string">
            <text:p>raticate_shadow</text:p>
          </table:table-cell>
          <table:table-cell office:value-type="date" office:date-value="2001-04-03" calcext:value-type="date">
            <text:p>2001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tata (Alolan)</text:p>
          </table:table-cell>
          <table:table-cell office:value-type="string" calcext:value-type="string">
            <text:p>rattata_alolan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ttata (Shadow)</text:p>
          </table:table-cell>
          <table:table-cell office:value-type="string" calcext:value-type="string">
            <text:p>rattata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rayquaza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4-1-14-15</text:p>
          </table:table-cell>
          <table:table-cell office:value-type="string" calcext:value-type="string">
            <text:p>24-5-11-12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4-5-11-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regice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0.5-1-14-15</text:p>
          </table:table-cell>
          <table:table-cell office:value-type="string" calcext:value-type="string">
            <text:p>30-4-15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.5-1-14-1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regigigas</text:p>
          </table:table-cell>
          <table:table-cell office:value-type="date" office:date-value="2013-03-02" calcext:value-type="date">
            <text:p>2013-03-02</text:p>
          </table:table-cell>
          <table:table-cell office:value-type="string" calcext:value-type="string">
            <text:p>21-2-15-15</text:p>
          </table:table-cell>
          <table:table-cell office:value-type="string" calcext:value-type="string">
            <text:p>21-5-15-10</text:p>
          </table:table-cell>
          <table:table-cell/>
          <table:table-cell office:value-type="string" calcext:value-type="string">
            <text:p>2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-15-15-1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regir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0.5-1-14-15</text:p>
          </table:table-cell>
          <table:table-cell office:value-type="string" calcext:value-type="string">
            <text:p>30-4-15-10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-15-15-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registeel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50-1-10-15</text:p>
          </table:table-cell>
          <table:table-cell office:value-type="string" calcext:value-type="string">
            <text:p>40-15-15-15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1.5-15-15-1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relicanth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7-0-11-15</text:p>
          </table:table-cell>
          <table:table-cell office:value-type="string" calcext:value-type="string">
            <text:p>44.5-5-15-10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remoraid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reshiram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3-1-13-12</text:p>
          </table:table-cell>
          <table:table-cell office:value-type="string" calcext:value-type="string">
            <text:p>23-4-8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euniclus</text:p>
          </table:table-cell>
          <table:table-cell office:value-type="string" calcext:value-type="string">
            <text:p>reuniclus</text:p>
          </table:table-cell>
          <table:table-cell office:value-type="date" office:date-value="2012-02-01" calcext:value-type="date">
            <text:p>2012-02-01</text:p>
          </table:table-cell>
          <table:table-cell office:value-type="string" calcext:value-type="string">
            <text:p>34.5-0-13-14</text:p>
          </table:table-cell>
          <table:table-cell office:value-type="string" calcext:value-type="string">
            <text:p>33-5-14-12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date" office:date-value="2000-03-04" calcext:value-type="date">
            <text:p>2000-03-04</text:p>
          </table:table-cell>
          <table:table-cell office:value-type="string" calcext:value-type="string">
            <text:p>29.5-0-14-14</text:p>
          </table:table-cell>
          <table:table-cell office:value-type="string" calcext:value-type="string">
            <text:p>29-5-13-12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.5-15-15-1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date" office:date-value="2000-02-06" calcext:value-type="date">
            <text:p>2000-02-06</text:p>
          </table:table-cell>
          <table:table-cell office:value-type="string" calcext:value-type="string">
            <text:p>25-0-14-14</text:p>
          </table:table-cell>
          <table:table-cell office:value-type="string" calcext:value-type="string">
            <text:p>25-4-15-4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-0-14-1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riolu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ggenrola</text:p>
          </table:table-cell>
          <table:table-cell office:value-type="string" calcext:value-type="string">
            <text:p>roggenrol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roseli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roserade</text:p>
          </table:table-cell>
          <table:table-cell office:value-type="date" office:date-value="2000-06-02" calcext:value-type="date">
            <text:p>2000-06-02</text:p>
          </table:table-cell>
          <table:table-cell office:value-type="string" calcext:value-type="string">
            <text:p>33-0-12-15</text:p>
          </table:table-cell>
          <table:table-cell office:value-type="string" calcext:value-type="string">
            <text:p>32-4-14-12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rotom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 (Fan)</text:p>
          </table:table-cell>
          <table:table-cell office:value-type="string" calcext:value-type="string">
            <text:p>rotom_fan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1.5-6-11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 (Frost)</text:p>
          </table:table-cell>
          <table:table-cell office:value-type="string" calcext:value-type="string">
            <text:p>rotom_fros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1.5-6-11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 (Heat)</text:p>
          </table:table-cell>
          <table:table-cell office:value-type="string" calcext:value-type="string">
            <text:p>rotom_heat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1.5-6-11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24" calcext:value-type="percentage">
            <text:p>-24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 (Mow)</text:p>
          </table:table-cell>
          <table:table-cell office:value-type="string" calcext:value-type="string">
            <text:p>rotom_mow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1.5-6-11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otom (Wash)</text:p>
          </table:table-cell>
          <table:table-cell office:value-type="string" calcext:value-type="string">
            <text:p>rotom_wash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3-0-15-15</text:p>
          </table:table-cell>
          <table:table-cell office:value-type="string" calcext:value-type="string">
            <text:p>41.5-6-11-15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51" calcext:value-type="percentage">
            <text:p>-51.00%</text:p>
          </table:table-cell>
          <table:table-cell office:value-type="percentage" office:value="-0.5" calcext:value-type="percentage">
            <text:p>-5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rufflet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Runerigus</text:p>
          </table:table-cell>
          <table:table-cell office:value-type="string" calcext:value-type="string">
            <text:p>runerigus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50-10-15-15</text:p>
          </table:table-cell>
          <table:table-cell office:value-type="string" calcext:value-type="string">
            <text:p>49-12-14-15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sableye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bleye (Shadow)</text:p>
          </table:table-cell>
          <table:table-cell office:value-type="string" calcext:value-type="string">
            <text:p>sableye_shadow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0-15-15-15</text:p>
          </table:table-cell>
          <table:table-cell office:value-type="string" calcext:value-type="string">
            <text:p>50-15-15-15</text:p>
          </table:table-cell>
          <table:table-cell table:style-name="ce2" office:value-type="percentage" office:value="0" calcext:value-type="percentage">
            <text:p>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percentage" office:value="0" calcext:value-type="percentage">
            <text:p>0.00%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salamence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24.5-1-15-15</text:p>
          </table:table-cell>
          <table:table-cell office:value-type="string" calcext:value-type="string">
            <text:p>24.5-5-10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lamence (Shadow)</text:p>
          </table:table-cell>
          <table:table-cell office:value-type="string" calcext:value-type="string">
            <text:p>salamence_shadow</text:p>
          </table:table-cell>
          <table:table-cell office:value-type="date" office:date-value="2001-05-04" calcext:value-type="date">
            <text:p>2001-05-04</text:p>
          </table:table-cell>
          <table:table-cell office:value-type="string" calcext:value-type="string">
            <text:p>24.5-1-15-15</text:p>
          </table:table-cell>
          <table:table-cell office:value-type="string" calcext:value-type="string">
            <text:p>24.5-5-10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samurot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6-1-15-15</text:p>
          </table:table-cell>
          <table:table-cell office:value-type="string" calcext:value-type="string">
            <text:p>35.5-4-13-14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6-1-15-1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ile</text:p>
          </table:table-cell>
          <table:table-cell office:value-type="string" calcext:value-type="string">
            <text:p>sandile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hrew (Alolan)</text:p>
          </table:table-cell>
          <table:table-cell office:value-type="string" calcext:value-type="string">
            <text:p>sandshrew_alolan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hrew (Shadow)</text:p>
          </table:table-cell>
          <table:table-cell office:value-type="string" calcext:value-type="string">
            <text:p>sandshrew_shadow</text:p>
          </table:table-cell>
          <table:table-cell office:value-type="date" office:date-value="2000-03-05" calcext:value-type="date">
            <text:p>2000-03-05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2-14-15</text:p>
          </table:table-cell>
          <table:table-cell office:value-type="string" calcext:value-type="string">
            <text:p>49.5-4-11-15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2-14-1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lash (Alolan)</text:p>
          </table:table-cell>
          <table:table-cell office:value-type="string" calcext:value-type="string">
            <text:p>sandslash_alolan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49-0-14-15</text:p>
          </table:table-cell>
          <table:table-cell office:value-type="string" calcext:value-type="string">
            <text:p>48-4-15-10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percentage" office:value="-0.1" calcext:value-type="percentage">
            <text:p>-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ndslash (Shadow)</text:p>
          </table:table-cell>
          <table:table-cell office:value-type="string" calcext:value-type="string">
            <text:p>sandslash_shadow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2-14-15</text:p>
          </table:table-cell>
          <table:table-cell office:value-type="string" calcext:value-type="string">
            <text:p>49.5-4-11-15</text:p>
          </table:table-cell>
          <table:table-cell/>
          <table:table-cell office:value-type="string" calcext:value-type="string">
            <text:p>44-15-15-15</text:p>
          </table:table-cell>
          <table:table-cell office:value-type="string" calcext:value-type="string">
            <text:p>-</text:p>
          </table:table-cell>
          <table:table-cell office:value-type="percentage" office:value="-0.5" calcext:value-type="percentage">
            <text:p>-50.00%</text:p>
          </table:table-cell>
          <table:table-cell office:value-type="percentage" office:value="-0.48" calcext:value-type="percentage">
            <text:p>-4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48" calcext:value-type="percentage">
            <text:p>-4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-15-15-1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wk</text:p>
          </table:table-cell>
          <table:table-cell office:value-type="string" calcext:value-type="string">
            <text:p>sawk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7.5-0-15-11</text:p>
          </table:table-cell>
          <table:table-cell office:value-type="string" calcext:value-type="string">
            <text:p>35-7-14-15</text:p>
          </table:table-cell>
          <table:table-cell/>
          <table:table-cell office:value-type="string" calcext:value-type="string">
            <text:p>3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.5-15-15-1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awsbuck</text:p>
          </table:table-cell>
          <table:table-cell office:value-type="string" calcext:value-type="string">
            <text:p>sawsbuck</text:p>
          </table:table-cell>
          <table:table-cell office:value-type="date" office:date-value="2000-04-02" calcext:value-type="date">
            <text:p>2000-04-02</text:p>
          </table:table-cell>
          <table:table-cell office:value-type="string" calcext:value-type="string">
            <text:p>49.5-0-15-11</text:p>
          </table:table-cell>
          <table:table-cell office:value-type="string" calcext:value-type="string">
            <text:p>47-5-13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sceptile</text:p>
          </table:table-cell>
          <table:table-cell office:value-type="date" office:date-value="2000-05-03" calcext:value-type="date">
            <text:p>2000-05-03</text:p>
          </table:table-cell>
          <table:table-cell office:value-type="string" calcext:value-type="string">
            <text:p>38-0-15-13</text:p>
          </table:table-cell>
          <table:table-cell office:value-type="string" calcext:value-type="string">
            <text:p>37-4-13-13</text:p>
          </table:table-cell>
          <table:table-cell/>
          <table:table-cell office:value-type="string" calcext:value-type="string">
            <text:p>33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0.17" calcext:value-type="percentage">
            <text:p>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6" calcext:value-type="percentage">
            <text:p>1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-4-13-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2-0-15-15</text:p>
          </table:table-cell>
          <table:table-cell office:value-type="string" calcext:value-type="string">
            <text:p>30.5-7-13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izor (Shadow)</text:p>
          </table:table-cell>
          <table:table-cell office:value-type="string" calcext:value-type="string">
            <text:p>scizor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2-0-15-15</text:p>
          </table:table-cell>
          <table:table-cell office:value-type="string" calcext:value-type="string">
            <text:p>30.5-7-13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percentage" office:value="-0.31" calcext:value-type="percentage">
            <text:p>-3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olipede</text:p>
          </table:table-cell>
          <table:table-cell office:value-type="string" calcext:value-type="string">
            <text:p>scolipede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47.5-0-15-15</text:p>
          </table:table-cell>
          <table:table-cell office:value-type="string" calcext:value-type="string">
            <text:p>46-5-15-13</text:p>
          </table:table-cell>
          <table:table-cell/>
          <table:table-cell office:value-type="string" calcext:value-type="string">
            <text:p>41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7.5-0-15-1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rafty</text:p>
          </table:table-cell>
          <table:table-cell office:value-type="string" calcext:value-type="string">
            <text:p>scrafty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49-12-13-15</text:p>
          </table:table-cell>
          <table:table-cell office:value-type="string" calcext:value-type="string">
            <text:p>50-15-15-15</text:p>
          </table:table-cell>
          <table:table-cell office:value-type="string" calcext:value-type="string">
            <text:p>47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craggy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39.5-0-13-15</text:p>
          </table:table-cell>
          <table:table-cell office:value-type="string" calcext:value-type="string">
            <text:p>37.5-5-15-14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1" calcext:value-type="percentage">
            <text:p>-2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cyther (Shadow)</text:p>
          </table:table-cell>
          <table:table-cell office:value-type="string" calcext:value-type="string">
            <text:p>scyther_shadow</text:p>
          </table:table-cell>
          <table:table-cell office:value-type="date" office:date-value="2001-04-05" calcext:value-type="date">
            <text:p>2001-04-05</text:p>
          </table:table-cell>
          <table:table-cell office:value-type="string" calcext:value-type="string">
            <text:p>39.5-0-13-15</text:p>
          </table:table-cell>
          <table:table-cell office:value-type="string" calcext:value-type="string">
            <text:p>37.5-5-15-14</text:p>
          </table:table-cell>
          <table:table-cell/>
          <table:table-cell office:value-type="string" calcext:value-type="string">
            <text:p>34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.5-15-15-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27.5-6-14-10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date" office:date-value="2002-01-03" calcext:value-type="date">
            <text:p>2002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sealeo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aleo (Shadow)</text:p>
          </table:table-cell>
          <table:table-cell office:value-type="string" calcext:value-type="string">
            <text:p>sealeo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seedot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edot (Shadow)</text:p>
          </table:table-cell>
          <table:table-cell office:value-type="string" calcext:value-type="string">
            <text:p>seedot_shadow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date" office:date-value="2000-02-04" calcext:value-type="date">
            <text:p>2000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ismitoad</text:p>
          </table:table-cell>
          <table:table-cell office:value-type="string" calcext:value-type="string">
            <text:p>seismitoad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4.5-0-15-12</text:p>
          </table:table-cell>
          <table:table-cell office:value-type="string" calcext:value-type="string">
            <text:p>42-5-15-14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2-5-15-1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sentret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rperior</text:p>
          </table:table-cell>
          <table:table-cell office:value-type="string" calcext:value-type="string">
            <text:p>serperior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50-10-14-15</text:p>
          </table:table-cell>
          <table:table-cell office:value-type="string" calcext:value-type="string">
            <text:p>49.5-12-14-13</text:p>
          </table:table-cell>
          <table:table-cell/>
          <table:table-cell office:value-type="string" calcext:value-type="string">
            <text:p>47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.5-15-15-1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servine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seviper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ewaddle</text:p>
          </table:table-cell>
          <table:table-cell office:value-type="string" calcext:value-type="string">
            <text:p>sewaddl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sharpedo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arpedo (Shadow)</text:p>
          </table:table-cell>
          <table:table-cell office:value-type="string" calcext:value-type="string">
            <text:p>sharpedo_shadow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aymin (Land)</text:p>
          </table:table-cell>
          <table:table-cell office:value-type="string" calcext:value-type="string">
            <text:p>shaymin_land</text:p>
          </table:table-cell>
          <table:table-cell office:value-type="date" office:date-value="2008-02-01" calcext:value-type="date">
            <text:p>2008-02-01</text:p>
          </table:table-cell>
          <table:table-cell office:value-type="string" calcext:value-type="string">
            <text:p>29-0-15-10</text:p>
          </table:table-cell>
          <table:table-cell office:value-type="string" calcext:value-type="string">
            <text:p>28.5-4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8.5-4-11-1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aymin (Sky)</text:p>
          </table:table-cell>
          <table:table-cell office:value-type="string" calcext:value-type="string">
            <text:p>shaymin_sky</text:p>
          </table:table-cell>
          <table:table-cell office:value-type="date" office:date-value="2006-02-01" calcext:value-type="date">
            <text:p>2006-02-01</text:p>
          </table:table-cell>
          <table:table-cell office:value-type="string" calcext:value-type="string">
            <text:p>26-0-13-13</text:p>
          </table:table-cell>
          <table:table-cell office:value-type="string" calcext:value-type="string">
            <text:p>26-4-12-7</text:p>
          </table:table-cell>
          <table:table-cell office:value-type="string" calcext:value-type="string">
            <text:p>24.5-7-11-13</text:p>
          </table:table-cell>
          <table:table-cell office:value-type="string" calcext:value-type="string">
            <text:p>24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6-4-12-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shedinja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helgon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gon (Shadow)</text:p>
          </table:table-cell>
          <table:table-cell office:value-type="string" calcext:value-type="string">
            <text:p>shelgon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lder (Shadow)</text:p>
          </table:table-cell>
          <table:table-cell office:value-type="string" calcext:value-type="string">
            <text:p>shellder_shadow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los (East)</text:p>
          </table:table-cell>
          <table:table-cell office:value-type="string" calcext:value-type="string">
            <text:p>shellos_east_sea</text:p>
          </table:table-cell>
          <table:table-cell office:value-type="date" office:date-value="2016-01-02" calcext:value-type="date">
            <text:p>2016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los (West)</text:p>
          </table:table-cell>
          <table:table-cell office:value-type="string" calcext:value-type="string">
            <text:p>shellos_west_sea</text:p>
          </table:table-cell>
          <table:table-cell office:value-type="date" office:date-value="2016-01-02" calcext:value-type="date">
            <text:p>2016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elmet</text:p>
          </table:table-cell>
          <table:table-cell office:value-type="string" calcext:value-type="string">
            <text:p>shelmet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shieldon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shiftry</text:p>
          </table:table-cell>
          <table:table-cell office:value-type="date" office:date-value="2003-03-01" calcext:value-type="date">
            <text:p>2003-03-0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6-13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-0.1" calcext:value-type="percentage">
            <text:p>-10.00%</text:p>
          </table:table-cell>
          <table:table-cell office:value-type="percentage" office:value="-0.09" calcext:value-type="percentage">
            <text:p>-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iftry (Shadow)</text:p>
          </table:table-cell>
          <table:table-cell office:value-type="string" calcext:value-type="string">
            <text:p>shiftry_shadow</text:p>
          </table:table-cell>
          <table:table-cell office:value-type="date" office:date-value="2003-04-01" calcext:value-type="date">
            <text:p>2003-04-01</text:p>
          </table:table-cell>
          <table:table-cell office:value-type="string" calcext:value-type="string">
            <text:p>50-3-15-15</text:p>
          </table:table-cell>
          <table:table-cell office:value-type="string" calcext:value-type="string">
            <text:p>46-13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office:value-type="percentage" office:value="-0.21" calcext:value-type="percentage">
            <text:p>-21.00%</text:p>
          </table:table-cell>
          <table:table-cell office:value-type="percentage" office:value="-0.2" calcext:value-type="percentage">
            <text:p>-2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5.5-15-15-1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shinx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shroomish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shuckle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uckle (Shadow)</text:p>
          </table:table-cell>
          <table:table-cell office:value-type="string" calcext:value-type="string">
            <text:p>shuckle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shuppet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huppet (Shadow)</text:p>
          </table:table-cell>
          <table:table-cell office:value-type="string" calcext:value-type="string">
            <text:p>shuppet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gilyph</text:p>
          </table:table-cell>
          <table:table-cell office:value-type="string" calcext:value-type="string">
            <text:p>sigilyph</text:p>
          </table:table-cell>
          <table:table-cell office:value-type="date" office:date-value="2000-02-04" calcext:value-type="date">
            <text:p>2000-02-04</text:p>
          </table:table-cell>
          <table:table-cell office:value-type="string" calcext:value-type="string">
            <text:p>44.5-0-13-15</text:p>
          </table:table-cell>
          <table:table-cell office:value-type="string" calcext:value-type="string">
            <text:p>42-5-15-14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-0.2" calcext:value-type="percentage">
            <text:p>-20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simipour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49.5-3-15-15</text:p>
          </table:table-cell>
          <table:table-cell office:value-type="string" calcext:value-type="string">
            <text:p>48.5-6-14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simisage</text:p>
          </table:table-cell>
          <table:table-cell office:value-type="date" office:date-value="2001-02-01" calcext:value-type="date">
            <text:p>2001-02-01</text:p>
          </table:table-cell>
          <table:table-cell office:value-type="string" calcext:value-type="string">
            <text:p>49.5-3-15-15</text:p>
          </table:table-cell>
          <table:table-cell office:value-type="string" calcext:value-type="string">
            <text:p>48.5-6-14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8.5-6-14-1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imisear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9.5-3-15-15</text:p>
          </table:table-cell>
          <table:table-cell office:value-type="string" calcext:value-type="string">
            <text:p>48.5-6-14-15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-0.39" calcext:value-type="percentage">
            <text:p>-39.00%</text:p>
          </table:table-cell>
          <table:table-cell office:value-type="percentage" office:value="-0.37" calcext:value-type="percentage">
            <text:p>-3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7" calcext:value-type="percentage">
            <text:p>-3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irfetch'd</text:p>
          </table:table-cell>
          <table:table-cell office:value-type="string" calcext:value-type="string">
            <text:p>sirfetchd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32.5-0-13-15</text:p>
          </table:table-cell>
          <table:table-cell office:value-type="string" calcext:value-type="string">
            <text:p>31-6-13-15</text:p>
          </table:table-cell>
          <table:table-cell office:value-type="string" calcext:value-type="string">
            <text:p>25.5-6-15-9</text:p>
          </table:table-cell>
          <table:table-cell office:value-type="string" calcext:value-type="string">
            <text:p>29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.5-0-13-1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karmory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armory (Shadow)</text:p>
          </table:table-cell>
          <table:table-cell office:value-type="string" calcext:value-type="string">
            <text:p>skarmory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iddo</text:p>
          </table:table-cell>
          <table:table-cell office:value-type="string" calcext:value-type="string">
            <text:p>skiddo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skiploom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iploom (Shadow)</text:p>
          </table:table-cell>
          <table:table-cell office:value-type="string" calcext:value-type="string">
            <text:p>skiploom_shadow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skitty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skorupi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skrelp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skuntank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9.5-4-14-14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-0.19" calcext:value-type="percentage">
            <text:p>-1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kuntank (Shadow)</text:p>
          </table:table-cell>
          <table:table-cell office:value-type="string" calcext:value-type="string">
            <text:p>skuntank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50-3-15-14</text:p>
          </table:table-cell>
          <table:table-cell office:value-type="string" calcext:value-type="string">
            <text:p>49.5-4-14-14</text:p>
          </table:table-cell>
          <table:table-cell/>
          <table:table-cell office:value-type="string" calcext:value-type="string">
            <text:p>44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4.5-15-15-1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slaking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1-0-11-15</text:p>
          </table:table-cell>
          <table:table-cell office:value-type="string" calcext:value-type="string">
            <text:p>21-4-11-7</text:p>
          </table:table-cell>
          <table:table-cell/>
          <table:table-cell office:value-type="string" calcext:value-type="string">
            <text:p>19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1-4-11-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slakoth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iggoo</text:p>
          </table:table-cell>
          <table:table-cell office:value-type="string" calcext:value-type="string">
            <text:p>sliggoo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43-6-12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.5-0-14-1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bro (Shadow)</text:p>
          </table:table-cell>
          <table:table-cell office:value-type="string" calcext:value-type="string">
            <text:p>slowbro_shadow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43-6-12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43-6-12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king (Shadow)</text:p>
          </table:table-cell>
          <table:table-cell office:value-type="string" calcext:value-type="string">
            <text:p>slowking_shadow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45.5-0-14-14</text:p>
          </table:table-cell>
          <table:table-cell office:value-type="string" calcext:value-type="string">
            <text:p>43-6-12-15</text:p>
          </table:table-cell>
          <table:table-cell/>
          <table:table-cell office:value-type="string" calcext:value-type="string">
            <text:p>38.5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3" calcext:value-type="percentage">
            <text:p>-1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3" calcext:value-type="percentage">
            <text:p>-1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.5-15-15-1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owpoke (Shadow)</text:p>
          </table:table-cell>
          <table:table-cell office:value-type="string" calcext:value-type="string">
            <text:p>slowpoke_shadow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slugma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lurpuff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11-143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date" office:date-value="2002-03-02" calcext:value-type="date">
            <text:p>2002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sneasel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easel (Shadow)</text:p>
          </table:table-cell>
          <table:table-cell office:value-type="string" calcext:value-type="string">
            <text:p>sneasel_shadow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snivy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9.5-0-12-15</text:p>
          </table:table-cell>
          <table:table-cell office:value-type="string" calcext:value-type="string">
            <text:p>28.5-5-15-13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6" calcext:value-type="percentage">
            <text:p>-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orlax (Shadow)</text:p>
          </table:table-cell>
          <table:table-cell office:value-type="string" calcext:value-type="string">
            <text:p>snorlax_shadow</text:p>
          </table:table-cell>
          <table:table-cell office:value-type="date" office:date-value="2000-01-02" calcext:value-type="date">
            <text:p>2000-01-02</text:p>
          </table:table-cell>
          <table:table-cell office:value-type="string" calcext:value-type="string">
            <text:p>29.5-0-12-15</text:p>
          </table:table-cell>
          <table:table-cell office:value-type="string" calcext:value-type="string">
            <text:p>28.5-5-15-13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9.5-0-12-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snorunt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snover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over (Shadow)</text:p>
          </table:table-cell>
          <table:table-cell office:value-type="string" calcext:value-type="string">
            <text:p>snover_shadow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snubbull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solosis</text:p>
          </table:table-cell>
          <table:table-cell office:value-type="date" office:date-value="2012-02-03" calcext:value-type="date">
            <text:p>2012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solrock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50-5-15-15</text:p>
          </table:table-cell>
          <table:table-cell office:value-type="string" calcext:value-type="string">
            <text:p>46.5-13-15-15</text:p>
          </table:table-cell>
          <table:table-cell/>
          <table:table-cell office:value-type="string" calcext:value-type="string">
            <text:p>45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5-15-1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spheal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heal (Shadow)</text:p>
          </table:table-cell>
          <table:table-cell office:value-type="string" calcext:value-type="string">
            <text:p>spheal_shadow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spinarak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spinda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spiritomb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spoink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pritzee</text:p>
          </table:table-cell>
          <table:table-cell office:value-type="string" calcext:value-type="string">
            <text:p>spritzee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quirtle (Shadow)</text:p>
          </table:table-cell>
          <table:table-cell office:value-type="string" calcext:value-type="string">
            <text:p>squirtle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stantler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ntler (Shadow)</text:p>
          </table:table-cell>
          <table:table-cell office:value-type="string" calcext:value-type="string">
            <text:p>stantler_shadow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staraptor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5.5-2-15-14</text:p>
          </table:table-cell>
          <table:table-cell office:value-type="string" calcext:value-type="string">
            <text:p>35-5-14-13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staravia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tarly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date" office:date-value="2018-05-02" calcext:value-type="date">
            <text:p>2018-05-02</text:p>
          </table:table-cell>
          <table:table-cell office:value-type="string" calcext:value-type="string">
            <text:p>43-0-15-14</text:p>
          </table:table-cell>
          <table:table-cell office:value-type="string" calcext:value-type="string">
            <text:p>41-5-15-14</text:p>
          </table:table-cell>
          <table:table-cell/>
          <table:table-cell office:value-type="string" calcext:value-type="string">
            <text:p>37.5-15-15-15</text:p>
          </table:table-cell>
          <table:table-cell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percentage" office:value="-0.15" calcext:value-type="percentage">
            <text:p>-1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5" calcext:value-type="percentage">
            <text:p>-1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7.5-15-15-1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9.5-2-15-15</text:p>
          </table:table-cell>
          <table:table-cell office:value-type="string" calcext:value-type="string">
            <text:p>48-5-14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3" calcext:value-type="percentage">
            <text:p>-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toutland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36.5-0-14-15</text:p>
          </table:table-cell>
          <table:table-cell office:value-type="string" calcext:value-type="string">
            <text:p>35.5-5-15-10</text:p>
          </table:table-cell>
          <table:table-cell/>
          <table:table-cell office:value-type="string" calcext:value-type="string">
            <text:p>31.5-15-15-15</text:p>
          </table:table-cell>
          <table:table-cell office:value-type="string" calcext:value-type="string">
            <text:p>-</text:p>
          </table:table-cell>
          <table:table-cell office:value-type="percentage" office:value="-0.31" calcext:value-type="percentage">
            <text:p>-31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1.5-15-15-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unfisk</text:p>
          </table:table-cell>
          <table:table-cell office:value-type="string" calcext:value-type="string">
            <text:p>stunfisk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unfisk (Galarian)</text:p>
          </table:table-cell>
          <table:table-cell office:value-type="string" calcext:value-type="string">
            <text:p>stunfisk_galarian</text:p>
          </table:table-cell>
          <table:table-cell office:value-type="date" office:date-value="2001-04-01" calcext:value-type="date">
            <text:p>2001-04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stunky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tunky (Shadow)</text:p>
          </table:table-cell>
          <table:table-cell office:value-type="string" calcext:value-type="string">
            <text:p>stunky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sudowoodo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suicune</text:p>
          </table:table-cell>
          <table:table-cell office:value-type="date" office:date-value="2018-01-03" calcext:value-type="date">
            <text:p>2018-01-03</text:p>
          </table:table-cell>
          <table:table-cell office:value-type="string" calcext:value-type="string">
            <text:p>33-2-15-14</text:p>
          </table:table-cell>
          <table:table-cell office:value-type="string" calcext:value-type="string">
            <text:p>32-4-14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4" calcext:value-type="percentage">
            <text:p>4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3-2-15-1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icune (Shadow)</text:p>
          </table:table-cell>
          <table:table-cell office:value-type="string" calcext:value-type="string">
            <text:p>suicune_shadow</text:p>
          </table:table-cell>
          <table:table-cell office:value-type="date" office:date-value="2018-01-04" calcext:value-type="date">
            <text:p>2018-01-04</text:p>
          </table:table-cell>
          <table:table-cell office:value-type="string" calcext:value-type="string">
            <text:p>33-2-15-14</text:p>
          </table:table-cell>
          <table:table-cell office:value-type="string" calcext:value-type="string">
            <text:p>32-4-14-15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07" calcext:value-type="percentage">
            <text:p>-7.00%</text:p>
          </table:table-cell>
          <table:table-cell office:value-type="percentage" office:value="-0.02" calcext:value-type="percentage">
            <text:p>-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2" calcext:value-type="percentage">
            <text:p>-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sunflora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unkern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surskit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swablu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dloon</text:p>
          </table:table-cell>
          <table:table-cell office:value-type="string" calcext:value-type="string">
            <text:p>swadloon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swalot</text:p>
          </table:table-cell>
          <table:table-cell office:value-type="date" office:date-value="2000-04-03" calcext:value-type="date">
            <text:p>2000-04-03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8-6-14-14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swampert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3.5-0-14-13</text:p>
          </table:table-cell>
          <table:table-cell office:value-type="string" calcext:value-type="string">
            <text:p>31.5-6-15-13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mpert (Shadow)</text:p>
          </table:table-cell>
          <table:table-cell office:value-type="string" calcext:value-type="string">
            <text:p>swampert_shadow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3.5-0-14-13</text:p>
          </table:table-cell>
          <table:table-cell office:value-type="string" calcext:value-type="string">
            <text:p>31.5-6-15-13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03" calcext:value-type="percentage">
            <text:p>-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.5-6-15-1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anna</text:p>
          </table:table-cell>
          <table:table-cell office:value-type="string" calcext:value-type="string">
            <text:p>swanna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swellow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swinub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inub (Shadow)</text:p>
          </table:table-cell>
          <table:table-cell office:value-type="string" calcext:value-type="string">
            <text:p>swinub_shadow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wirlix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woobat</text:p>
          </table:table-cell>
          <table:table-cell office:value-type="string" calcext:value-type="string">
            <text:p>swoobat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1.5-0-13-15</text:p>
          </table:table-cell>
          <table:table-cell office:value-type="string" calcext:value-type="string">
            <text:p>30.5-4-15-11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.5-15-15-1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1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lonflame</text:p>
          </table:table-cell>
          <table:table-cell office:value-type="string" calcext:value-type="string">
            <text:p>talonflame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12-15-15</text:p>
          </table:table-cell>
          <table:table-cell office:value-type="string" calcext:value-type="string">
            <text:p>49-15-15-15</text:p>
          </table:table-cell>
          <table:table-cell/>
          <table:table-cell office:value-type="string" calcext:value-type="string">
            <text:p>49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12-15-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32-0-14-15</text:p>
          </table:table-cell>
          <table:table-cell office:value-type="string" calcext:value-type="string">
            <text:p>30.5-6-15-12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7" calcext:value-type="percentage">
            <text:p>-27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-0-14-1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42-0-15-15</text:p>
          </table:table-cell>
          <table:table-cell office:value-type="string" calcext:value-type="string">
            <text:p>40.5-5-15-12</text:p>
          </table:table-cell>
          <table:table-cell/>
          <table:table-cell office:value-type="string" calcext:value-type="string">
            <text:p>36.5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2-0-15-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teddiursa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ddiursa (Shadow)</text:p>
          </table:table-cell>
          <table:table-cell office:value-type="string" calcext:value-type="string">
            <text:p>teddiursa_shadow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9.5-10-15-13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50-0-13-15</text:p>
          </table:table-cell>
          <table:table-cell office:value-type="string" calcext:value-type="string">
            <text:p>48-4-14-13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percentage" office:value="-0.01" calcext:value-type="percentage">
            <text:p>-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pig</text:p>
          </table:table-cell>
          <table:table-cell office:value-type="string" calcext:value-type="string">
            <text:p>tepig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terrakio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5-1-15-13</text:p>
          </table:table-cell>
          <table:table-cell office:value-type="string" calcext:value-type="string">
            <text:p>24.5-6-14-14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hroh</text:p>
          </table:table-cell>
          <table:table-cell office:value-type="string" calcext:value-type="string">
            <text:p>throh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5-0-14-15</text:p>
          </table:table-cell>
          <table:table-cell office:value-type="string" calcext:value-type="string">
            <text:p>43.5-4-13-13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5-0-14-1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hundurus (Incarnate)</text:p>
          </table:table-cell>
          <table:table-cell office:value-type="string" calcext:value-type="string">
            <text:p>thundurus_incarnate</text:p>
          </table:table-cell>
          <table:table-cell office:value-type="date" office:date-value="2001-02-03" calcext:value-type="date">
            <text:p>2001-02-03</text:p>
          </table:table-cell>
          <table:table-cell office:value-type="string" calcext:value-type="string">
            <text:p>27.5-1-15-15</text:p>
          </table:table-cell>
          <table:table-cell office:value-type="string" calcext:value-type="string">
            <text:p>27.5-5-12-12</text:p>
          </table:table-cell>
          <table:table-cell office:value-type="string" calcext:value-type="string">
            <text:p>47.5-5-13-13</text:p>
          </table:table-cell>
          <table:table-cell office:value-type="string" calcext:value-type="string">
            <text:p>26-15-15-15</text:p>
          </table:table-cell>
          <table:table-cell table:style-name="ce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7.5-1-15-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hundurus (Therian)</text:p>
          </table:table-cell>
          <table:table-cell office:value-type="string" calcext:value-type="string">
            <text:p>thundurus_therian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25-1-15-15</text:p>
          </table:table-cell>
          <table:table-cell office:value-type="string" calcext:value-type="string">
            <text:p>25-4-11-15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16" calcext:value-type="percentage">
            <text:p>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-1-15-1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timburr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irtouga</text:p>
          </table:table-cell>
          <table:table-cell office:value-type="string" calcext:value-type="string">
            <text:p>tirtouga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togekiss</text:p>
          </table:table-cell>
          <table:table-cell office:value-type="date" office:date-value="2001-02-04" calcext:value-type="date">
            <text:p>2001-02-04</text:p>
          </table:table-cell>
          <table:table-cell office:value-type="string" calcext:value-type="string">
            <text:p>28-0-15-15</text:p>
          </table:table-cell>
          <table:table-cell office:value-type="string" calcext:value-type="string">
            <text:p>28-4-10-12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togepi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togetic</text:p>
          </table:table-cell>
          <table:table-cell office:value-type="date" office:date-value="2007-01-02" calcext:value-type="date">
            <text:p>2007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torchic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torkoal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nadus (Incarnate)</text:p>
          </table:table-cell>
          <table:table-cell office:value-type="string" calcext:value-type="string">
            <text:p>tornadus_incarnate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27.5-1-15-15</text:p>
          </table:table-cell>
          <table:table-cell office:value-type="string" calcext:value-type="string">
            <text:p>27.5-5-12-12</text:p>
          </table:table-cell>
          <table:table-cell/>
          <table:table-cell office:value-type="string" calcext:value-type="string">
            <text:p>26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-15-15-1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nadus (Therian)</text:p>
          </table:table-cell>
          <table:table-cell office:value-type="string" calcext:value-type="string">
            <text:p>tornadus_therian</text:p>
          </table:table-cell>
          <table:table-cell office:value-type="date" office:date-value="2001-03-04" calcext:value-type="date">
            <text:p>2001-03-04</text:p>
          </table:table-cell>
          <table:table-cell office:value-type="string" calcext:value-type="string">
            <text:p>29-1-12-15</text:p>
          </table:table-cell>
          <table:table-cell office:value-type="string" calcext:value-type="string">
            <text:p>28.5-6-14-12</text:p>
          </table:table-cell>
          <table:table-cell/>
          <table:table-cell office:value-type="string" calcext:value-type="string">
            <text:p>2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7-15-15-1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torterra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34-0-15-15</text:p>
          </table:table-cell>
          <table:table-cell office:value-type="string" calcext:value-type="string">
            <text:p>33.5-4-14-10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rterra (Shadow)</text:p>
          </table:table-cell>
          <table:table-cell office:value-type="string" calcext:value-type="string">
            <text:p>torterra_shadow</text:p>
          </table:table-cell>
          <table:table-cell office:value-type="date" office:date-value="2001-02-06" calcext:value-type="date">
            <text:p>2001-02-06</text:p>
          </table:table-cell>
          <table:table-cell office:value-type="string" calcext:value-type="string">
            <text:p>34-0-15-15</text:p>
          </table:table-cell>
          <table:table-cell office:value-type="string" calcext:value-type="string">
            <text:p>33.5-4-14-10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3.5-4-14-1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totodile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4"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toxicroak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6.5-0-15-12</text:p>
          </table:table-cell>
          <table:table-cell office:value-type="string" calcext:value-type="string">
            <text:p>44-6-15-13</text:p>
          </table:table-cell>
          <table:table-cell/>
          <table:table-cell office:value-type="string" calcext:value-type="string">
            <text:p>40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33" calcext:value-type="percentage">
            <text:p>-3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3" calcext:value-type="percentage">
            <text:p>-33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0-15-15-1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anquill</text:p>
          </table:table-cell>
          <table:table-cell office:value-type="string" calcext:value-type="string">
            <text:p>tranquill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trapinch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apinch (Shadow)</text:p>
          </table:table-cell>
          <table:table-cell office:value-type="string" calcext:value-type="string">
            <text:p>trapinch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treecko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evenant</text:p>
          </table:table-cell>
          <table:table-cell office:value-type="string" calcext:value-type="string">
            <text:p>trevenant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3.5-1-15-15</text:p>
          </table:table-cell>
          <table:table-cell office:value-type="string" calcext:value-type="string">
            <text:p>42-6-13-15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tropius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rubbish</text:p>
          </table:table-cell>
          <table:table-cell office:value-type="string" calcext:value-type="string">
            <text:p>trubbish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turtwig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urtwig (Shadow)</text:p>
          </table:table-cell>
          <table:table-cell office:value-type="string" calcext:value-type="string">
            <text:p>turtwig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mpole</text:p>
          </table:table-cell>
          <table:table-cell office:value-type="string" calcext:value-type="string">
            <text:p>tympole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typhlosion</text:p>
          </table:table-cell>
          <table:table-cell office:value-type="date" office:date-value="2002-01-04" calcext:value-type="date">
            <text:p>2002-01-04</text:p>
          </table:table-cell>
          <table:table-cell office:value-type="string" calcext:value-type="string">
            <text:p>35-0-13-15</text:p>
          </table:table-cell>
          <table:table-cell office:value-type="string" calcext:value-type="string">
            <text:p>34-5-11-14</text:p>
          </table:table-cell>
          <table:table-cell/>
          <table:table-cell office:value-type="string" calcext:value-type="string">
            <text:p>30.5-15-15-15</text:p>
          </table:table-cell>
          <table:table-cell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0.5-15-15-1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tyranitar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24.5-0-13-11</text:p>
          </table:table-cell>
          <table:table-cell office:value-type="string" calcext:value-type="string">
            <text:p>23.5-8-15-13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4" calcext:value-type="percentage">
            <text:p>1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3" calcext:value-type="percentage">
            <text:p>1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8-15-1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ranitar (Shadow)</text:p>
          </table:table-cell>
          <table:table-cell office:value-type="string" calcext:value-type="string">
            <text:p>tyranitar_shadow</text:p>
          </table:table-cell>
          <table:table-cell office:value-type="date" office:date-value="2002-04-01" calcext:value-type="date">
            <text:p>2002-04-01</text:p>
          </table:table-cell>
          <table:table-cell office:value-type="string" calcext:value-type="string">
            <text:p>24.5-0-13-11</text:p>
          </table:table-cell>
          <table:table-cell office:value-type="string" calcext:value-type="string">
            <text:p>23.5-8-15-13</text:p>
          </table:table-cell>
          <table:table-cell/>
          <table:table-cell office:value-type="string" calcext:value-type="string">
            <text:p>22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6" calcext:value-type="percentage">
            <text:p>6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3.5-8-15-1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rantrum</text:p>
          </table:table-cell>
          <table:table-cell office:value-type="string" calcext:value-type="string">
            <text:p>tyrantrum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30-0-12-15</text:p>
          </table:table-cell>
          <table:table-cell office:value-type="string" calcext:value-type="string">
            <text:p>30-4-12-8</text:p>
          </table:table-cell>
          <table:table-cell/>
          <table:table-cell office:value-type="string" calcext:value-type="string">
            <text:p>27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0-4-12-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yrunt</text:p>
          </table:table-cell>
          <table:table-cell office:value-type="string" calcext:value-type="string">
            <text:p>tyrunt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 office:value-type="string" calcext:value-type="string">
            <text:p>49.5-12-10-15</text:p>
          </table:table-cell>
          <table:table-cell office:value-type="string" calcext:value-type="string">
            <text:p>50-15-15-15</text:p>
          </table:table-cell>
          <table:table-cell table:style-name="ce2"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table:style-name="ce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nfezant</text:p>
          </table:table-cell>
          <table:table-cell office:value-type="string" calcext:value-type="string">
            <text:p>unfezant</text:p>
          </table:table-cell>
          <table:table-cell office:value-type="date" office:date-value="2000-03-02" calcext:value-type="date">
            <text:p>2000-03-02</text:p>
          </table:table-cell>
          <table:table-cell office:value-type="string" calcext:value-type="string">
            <text:p>38-2-15-13</text:p>
          </table:table-cell>
          <table:table-cell office:value-type="string" calcext:value-type="string">
            <text:p>37.5-5-11-15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7.5-5-11-1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12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ursaring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33.5-0-15-13</text:p>
          </table:table-cell>
          <table:table-cell office:value-type="string" calcext:value-type="string">
            <text:p>33.5-4-14-7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11" calcext:value-type="percentage">
            <text:p>1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3.5-4-14-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rsaring (Shadow)</text:p>
          </table:table-cell>
          <table:table-cell office:value-type="string" calcext:value-type="string">
            <text:p>ursaring_shadow</text:p>
          </table:table-cell>
          <table:table-cell office:value-type="date" office:date-value="2000-04-01" calcext:value-type="date">
            <text:p>2000-04-01</text:p>
          </table:table-cell>
          <table:table-cell office:value-type="string" calcext:value-type="string">
            <text:p>33.5-0-15-13</text:p>
          </table:table-cell>
          <table:table-cell office:value-type="string" calcext:value-type="string">
            <text:p>33.5-4-14-7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.5-15-15-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uxie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46.5-1-12-15</text:p>
          </table:table-cell>
          <table:table-cell office:value-type="string" calcext:value-type="string">
            <text:p>39.5-14-14-15</text:p>
          </table:table-cell>
          <table:table-cell/>
          <table:table-cell office:value-type="string" calcext:value-type="string">
            <text:p>39-15-15-15</text:p>
          </table:table-cell>
          <table:table-cell office:value-type="string" calcext:value-type="string">
            <text:p>-</text:p>
          </table:table-cell>
          <table:table-cell office:value-type="percentage" office:value="-0.09" calcext:value-type="percentage">
            <text:p>-9.00%</text:p>
          </table:table-cell>
          <table:table-cell office:value-type="percentage" office:value="-0.08" calcext:value-type="percentage">
            <text:p>-8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9-15-15-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nillish</text:p>
          </table:table-cell>
          <table:table-cell office:value-type="string" calcext:value-type="string">
            <text:p>vanillish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vanillite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nilluxe</text:p>
          </table:table-cell>
          <table:table-cell office:value-type="string" calcext:value-type="string">
            <text:p>vanillux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7-0-15-11</text:p>
          </table:table-cell>
          <table:table-cell office:value-type="string" calcext:value-type="string">
            <text:p>34.5-6-14-15</text:p>
          </table:table-cell>
          <table:table-cell/>
          <table:table-cell office:value-type="string" calcext:value-type="string">
            <text:p>32-15-15-15</text:p>
          </table:table-cell>
          <table:table-cell office:value-type="string" calcext:value-type="string">
            <text:p>-</text:p>
          </table:table-cell>
          <table:table-cell office:value-type="percentage" office:value="-0.06" calcext:value-type="percentage">
            <text:p>-6.00%</text:p>
          </table:table-cell>
          <table:table-cell office:value-type="percentage" office:value="-0.04" calcext:value-type="percentage">
            <text:p>-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4" calcext:value-type="percentage">
            <text:p>-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2-15-15-1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30.5-0-15-13</text:p>
          </table:table-cell>
          <table:table-cell office:value-type="string" calcext:value-type="string">
            <text:p>29.5-6-15-11</text:p>
          </table:table-cell>
          <table:table-cell/>
          <table:table-cell office:value-type="string" calcext:value-type="string">
            <text:p>28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2" calcext:value-type="percentage">
            <text:p>-1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0.5-0-15-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ipede</text:p>
          </table:table-cell>
          <table:table-cell office:value-type="string" calcext:value-type="string">
            <text:p>venipede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date" office:date-value="2002-02-03" calcext:value-type="date">
            <text:p>2002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omoth (Shadow)</text:p>
          </table:table-cell>
          <table:table-cell office:value-type="string" calcext:value-type="string">
            <text:p>venomoth_shadow</text:p>
          </table:table-cell>
          <table:table-cell office:value-type="date" office:date-value="2002-03-04" calcext:value-type="date">
            <text:p>2002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date" office:date-value="2001-01-04" calcext:value-type="date">
            <text:p>2001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onat (Shadow)</text:p>
          </table:table-cell>
          <table:table-cell office:value-type="string" calcext:value-type="string">
            <text:p>venonat_shadow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39-1-15-14</text:p>
          </table:table-cell>
          <table:table-cell office:value-type="string" calcext:value-type="string">
            <text:p>39-4-9-14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29" calcext:value-type="percentage">
            <text:p>-29.00%</text:p>
          </table:table-cell>
          <table:table-cell office:value-type="percentage" office:value="-0.26" calcext:value-type="percentage">
            <text:p>-2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5" calcext:value-type="percentage">
            <text:p>-2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usaur (Mega)</text:p>
          </table:table-cell>
          <table:table-cell office:value-type="string" calcext:value-type="string">
            <text:p>venusaur_mega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5.5-0-15-9</text:p>
          </table:table-cell>
          <table:table-cell office:value-type="string" calcext:value-type="string">
            <text:p>25-6-14-8</text:p>
          </table:table-cell>
          <table:table-cell/>
          <table:table-cell office:value-type="string" calcext:value-type="string">
            <text:p>23.5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.5-15-15-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nusaur (Shadow)</text:p>
          </table:table-cell>
          <table:table-cell office:value-type="string" calcext:value-type="string">
            <text:p>venusaur_shadow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39-1-15-14</text:p>
          </table:table-cell>
          <table:table-cell office:value-type="string" calcext:value-type="string">
            <text:p>39-4-9-14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9-4-9-1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vespiquen</text:p>
          </table:table-cell>
          <table:table-cell office:value-type="date" office:date-value="2002-05-03" calcext:value-type="date">
            <text:p>2002-05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vibrava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brava (Shadow)</text:p>
          </table:table-cell>
          <table:table-cell office:value-type="string" calcext:value-type="string">
            <text:p>vibrava_shadow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ctini</text:p>
          </table:table-cell>
          <table:table-cell office:value-type="string" calcext:value-type="string">
            <text:p>victini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27.5-10-13-15</text:p>
          </table:table-cell>
          <table:table-cell office:value-type="string" calcext:value-type="string">
            <text:p>27.5-12-11-12</text:p>
          </table:table-cell>
          <table:table-cell/>
          <table:table-cell office:value-type="string" calcext:value-type="string">
            <text:p>26.5-15-15-15</text:p>
          </table:table-cell>
          <table:table-cell office:value-type="string" calcext:value-type="string">
            <text:p>-</text:p>
          </table:table-cell>
          <table:table-cell office:value-type="percentage" office:value="-0.4" calcext:value-type="percentage">
            <text:p>-40.00%</text:p>
          </table:table-cell>
          <table:table-cell office:value-type="percentage" office:value="-0.39" calcext:value-type="percentage">
            <text:p>-3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27.5-12-11-1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48.5-0-15-12</text:p>
          </table:table-cell>
          <table:table-cell office:value-type="string" calcext:value-type="string">
            <text:p>46-6-14-14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ctreebel (Shadow)</text:p>
          </table:table-cell>
          <table:table-cell office:value-type="string" calcext:value-type="string">
            <text:p>victreebel_shadow</text:p>
          </table:table-cell>
          <table:table-cell office:value-type="date" office:date-value="2001-03-05" calcext:value-type="date">
            <text:p>2001-03-05</text:p>
          </table:table-cell>
          <table:table-cell office:value-type="string" calcext:value-type="string">
            <text:p>48.5-0-15-12</text:p>
          </table:table-cell>
          <table:table-cell office:value-type="string" calcext:value-type="string">
            <text:p>46-6-14-14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-15-15-1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vigoroth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date" office:date-value="2001-04-01" calcext:value-type="date">
            <text:p>2001-04-01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.5-4-15-13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-0.01" calcext:value-type="percentage">
            <text:p>-1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42.5-4-15-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leplume (Shadow)</text:p>
          </table:table-cell>
          <table:table-cell office:value-type="string" calcext:value-type="string">
            <text:p>vileplume_shadow</text:p>
          </table:table-cell>
          <table:table-cell office:value-type="date" office:date-value="2001-04-02" calcext:value-type="date">
            <text:p>2001-04-02</text:p>
          </table:table-cell>
          <table:table-cell office:value-type="string" calcext:value-type="string">
            <text:p>44-0-15-14</text:p>
          </table:table-cell>
          <table:table-cell office:value-type="string" calcext:value-type="string">
            <text:p>42.5-4-15-13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4-0-15-1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rizion</text:p>
          </table:table-cell>
          <table:table-cell office:value-type="string" calcext:value-type="string">
            <text:p>virizion</text:p>
          </table:table-cell>
          <table:table-cell office:value-type="date" office:date-value="2000-02-01" calcext:value-type="date">
            <text:p>2000-02-01</text:p>
          </table:table-cell>
          <table:table-cell office:value-type="string" calcext:value-type="string">
            <text:p>32.5-1-15-12</text:p>
          </table:table-cell>
          <table:table-cell office:value-type="string" calcext:value-type="string">
            <text:p>30.5-7-15-13</text:p>
          </table:table-cell>
          <table:table-cell/>
          <table:table-cell office:value-type="string" calcext:value-type="string">
            <text:p>28.5-15-15-15</text:p>
          </table:table-cell>
          <table:table-cell office:value-type="string" calcext:value-type="string">
            <text:p>-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03" calcext:value-type="percentage">
            <text:p>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1" calcext:value-type="percentage">
            <text:p>1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2.5-1-15-1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ivillon</text:p>
          </table:table-cell>
          <table:table-cell office:value-type="string" calcext:value-type="string">
            <text:p>vivillon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volbeat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volcarona</text:p>
          </table:table-cell>
          <table:table-cell office:value-type="date" office:date-value="2001-03-01" calcext:value-type="date">
            <text:p>2001-03-01</text:p>
          </table:table-cell>
          <table:table-cell office:value-type="string" calcext:value-type="string">
            <text:p>25.5-0-15-14</text:p>
          </table:table-cell>
          <table:table-cell office:value-type="string" calcext:value-type="string">
            <text:p>25-6-12-15</text:p>
          </table:table-cell>
          <table:table-cell/>
          <table:table-cell office:value-type="string" calcext:value-type="string">
            <text:p>2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5.5-0-15-1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vullaby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date" office:date-value="2000-05-01" calcext:value-type="date">
            <text:p>2000-05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ulpix (Alolan)</text:p>
          </table:table-cell>
          <table:table-cell office:value-type="string" calcext:value-type="string">
            <text:p>vulpix_alolan</text:p>
          </table:table-cell>
          <table:table-cell office:value-type="date" office:date-value="2000-04-02" calcext:value-type="date">
            <text:p>2000-04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Vulpix (Shadow)</text:p>
          </table:table-cell>
          <table:table-cell office:value-type="string" calcext:value-type="string">
            <text:p>vulpix_shadow</text:p>
          </table:table-cell>
          <table:table-cell office:value-type="date" office:date-value="2000-05-01" calcext:value-type="date">
            <text:p>2000-05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wailmer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wailord</text:p>
          </table:table-cell>
          <table:table-cell office:value-type="date" office:date-value="2000-03-01" calcext:value-type="date">
            <text:p>2000-03-01</text:p>
          </table:table-cell>
          <table:table-cell office:value-type="string" calcext:value-type="string">
            <text:p>50-9-15-15</text:p>
          </table:table-cell>
          <table:table-cell office:value-type="string" calcext:value-type="string">
            <text:p>50-12-12-15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50-12-12-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walrein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9.5-0-15-15</text:p>
          </table:table-cell>
          <table:table-cell office:value-type="string" calcext:value-type="string">
            <text:p>38-6-14-11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office:value-type="percentage" office:value="-0.23" calcext:value-type="percentage">
            <text:p>-23.00%</text:p>
          </table:table-cell>
          <table:table-cell office:value-type="percentage" office:value="-0.22" calcext:value-type="percentage">
            <text:p>-2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4-15-15-1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lrein (Shadow)</text:p>
          </table:table-cell>
          <table:table-cell office:value-type="string" calcext:value-type="string">
            <text:p>walrein_shadow</text:p>
          </table:table-cell>
          <table:table-cell office:value-type="date" office:date-value="2001-01-02" calcext:value-type="date">
            <text:p>2001-01-02</text:p>
          </table:table-cell>
          <table:table-cell office:value-type="string" calcext:value-type="string">
            <text:p>39.5-0-15-15</text:p>
          </table:table-cell>
          <table:table-cell office:value-type="string" calcext:value-type="string">
            <text:p>38-6-14-11</text:p>
          </table:table-cell>
          <table:table-cell/>
          <table:table-cell office:value-type="string" calcext:value-type="string">
            <text:p>34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9.5-0-15-1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date" office:date-value="2001-03-02" calcext:value-type="date">
            <text:p>2001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rtortle (Shadow)</text:p>
          </table:table-cell>
          <table:table-cell office:value-type="string" calcext:value-type="string">
            <text:p>wartortle_shadow</text:p>
          </table:table-cell>
          <table:table-cell office:value-type="date" office:date-value="2001-04-03" calcext:value-type="date">
            <text:p>2001-04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atchog</text:p>
          </table:table-cell>
          <table:table-cell office:value-type="string" calcext:value-type="string">
            <text:p>watchog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weavile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32-0-14-15</text:p>
          </table:table-cell>
          <table:table-cell office:value-type="string" calcext:value-type="string">
            <text:p>30-8-15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14" calcext:value-type="percentage">
            <text:p>-14.00%</text:p>
          </table:table-cell>
          <table:table-cell office:value-type="percentage" office:value="-0.12" calcext:value-type="percentage">
            <text:p>-12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1" calcext:value-type="percentage">
            <text:p>-11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avile (Shadow)</text:p>
          </table:table-cell>
          <table:table-cell office:value-type="string" calcext:value-type="string">
            <text:p>weavile_shadow</text:p>
          </table:table-cell>
          <table:table-cell office:value-type="date" office:date-value="2002-01-03" calcext:value-type="date">
            <text:p>2002-01-03</text:p>
          </table:table-cell>
          <table:table-cell office:value-type="string" calcext:value-type="string">
            <text:p>32-0-14-15</text:p>
          </table:table-cell>
          <table:table-cell office:value-type="string" calcext:value-type="string">
            <text:p>30-8-15-14</text:p>
          </table:table-cell>
          <table:table-cell/>
          <table:table-cell office:value-type="string" calcext:value-type="string">
            <text:p>29-15-15-15</text:p>
          </table:table-cell>
          <table:table-cell office:value-type="string" calcext:value-type="string">
            <text:p>-</text:p>
          </table:table-cell>
          <table:table-cell office:value-type="percentage" office:value="-0.58" calcext:value-type="percentage">
            <text:p>-58.00%</text:p>
          </table:table-cell>
          <table:table-cell office:value-type="percentage" office:value="-0.57" calcext:value-type="percentage">
            <text:p>-5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57" calcext:value-type="percentage">
            <text:p>-5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-15-15-1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dle (Shadow)</text:p>
          </table:table-cell>
          <table:table-cell office:value-type="string" calcext:value-type="string">
            <text:p>weedle_shadow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pinbell (Shadow)</text:p>
          </table:table-cell>
          <table:table-cell office:value-type="string" calcext:value-type="string">
            <text:p>weepinbell_shadow</text:p>
          </table:table-cell>
          <table:table-cell office:value-type="date" office:date-value="2001-02-03" calcext:value-type="date">
            <text:p>2001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date" office:date-value="2001-04-03" calcext:value-type="date">
            <text:p>2001-04-03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8.5-12-14-14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-0.23" calcext:value-type="percentage">
            <text:p>-23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2" calcext:value-type="percentage">
            <text:p>-22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zing (Galarian)</text:p>
          </table:table-cell>
          <table:table-cell office:value-type="string" calcext:value-type="string">
            <text:p>weezing_galarian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8.5-12-14-14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percentage" office:value="-0.16" calcext:value-type="percentage">
            <text:p>-1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6" calcext:value-type="percentage">
            <text:p>-16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7-15-15-1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eezing (Shadow)</text:p>
          </table:table-cell>
          <table:table-cell office:value-type="string" calcext:value-type="string">
            <text:p>weezing_shadow</text:p>
          </table:table-cell>
          <table:table-cell office:value-type="date" office:date-value="2000-04-03" calcext:value-type="date">
            <text:p>2000-04-03</text:p>
          </table:table-cell>
          <table:table-cell office:value-type="string" calcext:value-type="string">
            <text:p>50-8-15-15</text:p>
          </table:table-cell>
          <table:table-cell office:value-type="string" calcext:value-type="string">
            <text:p>48.5-12-14-14</text:p>
          </table:table-cell>
          <table:table-cell/>
          <table:table-cell office:value-type="string" calcext:value-type="string">
            <text:p>47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.01" calcext:value-type="percentage">
            <text:p>1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50-8-15-15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himsicott</text:p>
          </table:table-cell>
          <table:table-cell office:value-type="string" calcext:value-type="string">
            <text:p>whimsicott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hirlipede</text:p>
          </table:table-cell>
          <table:table-cell office:value-type="string" calcext:value-type="string">
            <text:p>whirlipede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whiscash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whismur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date" office:date-value="2000-03-04" calcext:value-type="date">
            <text:p>2000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wingull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wobbuffet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bbuffet (Shadow)</text:p>
          </table:table-cell>
          <table:table-cell office:value-type="string" calcext:value-type="string">
            <text:p>wobbuffet_shadow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obat</text:p>
          </table:table-cell>
          <table:table-cell office:value-type="string" calcext:value-type="string">
            <text:p>woobat</text:p>
          </table:table-cell>
          <table:table-cell office:value-type="date" office:date-value="2001-03-01" calcext:value-type="date">
            <text:p>2001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ooper</text:p>
          </table:table-cell>
          <table:table-cell office:value-type="date" office:date-value="2000-01-03" calcext:value-type="date">
            <text:p>2000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oper (Shadow)</text:p>
          </table:table-cell>
          <table:table-cell office:value-type="string" calcext:value-type="string">
            <text:p>wooper_shadow</text:p>
          </table:table-cell>
          <table:table-cell office:value-type="date" office:date-value="2000-01-04" calcext:value-type="date">
            <text:p>2000-01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rmadam (Plant)</text:p>
          </table:table-cell>
          <table:table-cell office:value-type="string" calcext:value-type="string">
            <text:p>wormadam_plant</text:p>
          </table:table-cell>
          <table:table-cell office:value-type="date" office:date-value="2000-02-01" calcext:value-type="date">
            <text:p>2000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rmadam (Sandy)</text:p>
          </table:table-cell>
          <table:table-cell office:value-type="string" calcext:value-type="string">
            <text:p>wormadam_sandy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ormadam (Trash)</text:p>
          </table:table-cell>
          <table:table-cell office:value-type="string" calcext:value-type="string">
            <text:p>wormadam_trash</text:p>
          </table:table-cell>
          <table:table-cell office:value-type="date" office:date-value="2001-02-01" calcext:value-type="date">
            <text:p>2001-02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wurmple</text:p>
          </table:table-cell>
          <table:table-cell table:style-name="Default"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wynaut</text:p>
          </table:table-cell>
          <table:table-cell table:style-name="Default" office:value-type="string" calcext:value-type="string">
            <text:p>0-1-0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xatu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Xerneas</text:p>
          </table:table-cell>
          <table:table-cell office:value-type="string" calcext:value-type="string">
            <text:p>xerneas</text:p>
          </table:table-cell>
          <table:table-cell office:value-type="date" office:date-value="2000-01-04" calcext:value-type="date">
            <text:p>2000-01-04</text:p>
          </table:table-cell>
          <table:table-cell office:value-type="string" calcext:value-type="string">
            <text:p>24.5-0-15-15</text:p>
          </table:table-cell>
          <table:table-cell office:value-type="string" calcext:value-type="string">
            <text:p>23.5-11-15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4.5-0-15-1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amask</text:p>
          </table:table-cell>
          <table:table-cell office:value-type="string" calcext:value-type="string">
            <text:p>yamask</text:p>
          </table:table-cell>
          <table:table-cell office:value-type="date" office:date-value="2000-03-01" calcext:value-type="date">
            <text:p>2000-03-01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amask (Galarian)</text:p>
          </table:table-cell>
          <table:table-cell office:value-type="string" calcext:value-type="string">
            <text:p>yamask_galarian</text:p>
          </table:table-cell>
          <table:table-cell office:value-type="date" office:date-value="2000-01-02" calcext:value-type="date">
            <text:p>2000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yanma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yanmega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33-1-15-15</text:p>
          </table:table-cell>
          <table:table-cell office:value-type="string" calcext:value-type="string">
            <text:p>31.5-7-14-15</text:p>
          </table:table-cell>
          <table:table-cell/>
          <table:table-cell office:value-type="string" calcext:value-type="string">
            <text:p>29.5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31.5-7-14-1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yveltal</text:p>
          </table:table-cell>
          <table:table-cell office:value-type="date" office:date-value="2000-01-03" calcext:value-type="date">
            <text:p>2000-01-03</text:p>
          </table:table-cell>
          <table:table-cell office:value-type="string" calcext:value-type="string">
            <text:p>24.5-0-15-15</text:p>
          </table:table-cell>
          <table:table-cell office:value-type="string" calcext:value-type="string">
            <text:p>23.5-11-15-15</text:p>
          </table:table-cell>
          <table:table-cell/>
          <table:table-cell office:value-type="string" calcext:value-type="string">
            <text:p>23-15-15-15</text:p>
          </table:table-cell>
          <table:table-cell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-15-15-1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zangoose</text:p>
          </table:table-cell>
          <table:table-cell office:value-type="date" office:date-value="2001-01-03" calcext:value-type="date">
            <text:p>2001-01-03</text:p>
          </table:table-cell>
          <table:table-cell office:value-type="string" calcext:value-type="string">
            <text:p>48-0-15-15</text:p>
          </table:table-cell>
          <table:table-cell office:value-type="string" calcext:value-type="string">
            <text:p>47-5-12-15</text:p>
          </table:table-cell>
          <table:table-cell/>
          <table:table-cell office:value-type="string" calcext:value-type="string">
            <text:p>42.5-15-15-15</text:p>
          </table:table-cell>
          <table:table-cell office:value-type="string" calcext:value-type="string">
            <text:p>-</text:p>
          </table:table-cell>
          <table:table-cell office:value-type="percentage" office:value="-0.36" calcext:value-type="percentage">
            <text:p>-36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2.5-15-15-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6.5-1-12-13</text:p>
          </table:table-cell>
          <table:table-cell office:value-type="string" calcext:value-type="string">
            <text:p>26-5-13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3" calcext:value-type="percentage">
            <text:p>-30.00%</text:p>
          </table:table-cell>
          <table:table-cell office:value-type="percentage" office:value="-0.29" calcext:value-type="percentage">
            <text:p>-29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28" calcext:value-type="percentage">
            <text:p>-28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apdos (Shadow)</text:p>
          </table:table-cell>
          <table:table-cell office:value-type="string" calcext:value-type="string">
            <text:p>zapdos_shadow</text:p>
          </table:table-cell>
          <table:table-cell office:value-type="date" office:date-value="2001-02-05" calcext:value-type="date">
            <text:p>2001-02-05</text:p>
          </table:table-cell>
          <table:table-cell office:value-type="string" calcext:value-type="string">
            <text:p>26.5-1-12-13</text:p>
          </table:table-cell>
          <table:table-cell office:value-type="string" calcext:value-type="string">
            <text:p>26-5-13-13</text:p>
          </table:table-cell>
          <table:table-cell/>
          <table:table-cell office:value-type="string" calcext:value-type="string">
            <text:p>24.5-15-15-15</text:p>
          </table:table-cell>
          <table:table-cell office:value-type="string" calcext:value-type="string">
            <text:p>-</text:p>
          </table:table-cell>
          <table:table-cell office:value-type="percentage" office:value="-0.08" calcext:value-type="percentage">
            <text:p>-8.00%</text:p>
          </table:table-cell>
          <table:table-cell office:value-type="percentage" office:value="-0.05" calcext:value-type="percentage">
            <text:p>-5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05" calcext:value-type="percentage">
            <text:p>-5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.5-15-15-15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ebstrika</text:p>
          </table:table-cell>
          <table:table-cell office:value-type="date" office:date-value="2001-03-02" calcext:value-type="date">
            <text:p>2001-03-02</text:p>
          </table:table-cell>
          <table:table-cell office:value-type="string" calcext:value-type="string">
            <text:p>48.5-0-13-15</text:p>
          </table:table-cell>
          <table:table-cell office:value-type="string" calcext:value-type="string">
            <text:p>47.5-4-15-9</text:p>
          </table:table-cell>
          <table:table-cell/>
          <table:table-cell office:value-type="string" calcext:value-type="string">
            <text:p>42-15-15-15</text:p>
          </table:table-cell>
          <table:table-cell office:value-type="string" calcext:value-type="string">
            <text:p>-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6" calcext:value-type="percentage">
            <text:p>6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.02" calcext:value-type="percentage">
            <text:p>2.00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8.5-0-13-15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ekrom</text:p>
          </table:table-cell>
          <table:table-cell office:value-type="string" calcext:value-type="string">
            <text:p>zekrom</text:p>
          </table:table-cell>
          <table:table-cell office:value-type="date" office:date-value="2001-01-04" calcext:value-type="date">
            <text:p>2001-01-04</text:p>
          </table:table-cell>
          <table:table-cell office:value-type="string" calcext:value-type="string">
            <text:p>23-1-13-12</text:p>
          </table:table-cell>
          <table:table-cell office:value-type="string" calcext:value-type="string">
            <text:p>23-4-8-12</text:p>
          </table:table-cell>
          <table:table-cell/>
          <table:table-cell office:value-type="string" calcext:value-type="string">
            <text:p>21.5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.5-15-15-1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zigzagoon</text:p>
          </table:table-cell>
          <table:table-cell office:value-type="date" office:date-value="2000-02-03" calcext:value-type="date">
            <text:p>2000-02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igzagoon (Galarian)</text:p>
          </table:table-cell>
          <table:table-cell office:value-type="string" calcext:value-type="string">
            <text:p>zigzagoon_galarian</text:p>
          </table:table-cell>
          <table:table-cell office:value-type="date" office:date-value="2001-01-03" calcext:value-type="date">
            <text:p>2001-01-03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oroark</text:p>
          </table:table-cell>
          <table:table-cell office:value-type="string" calcext:value-type="string">
            <text:p>zoroark</text:p>
          </table:table-cell>
          <table:table-cell office:value-type="date" office:date-value="2000-02-03" calcext:value-type="date">
            <text:p>2000-02-03</text:p>
          </table:table-cell>
          <table:table-cell office:value-type="string" calcext:value-type="string">
            <text:p>42-1-15-15</text:p>
          </table:table-cell>
          <table:table-cell office:value-type="string" calcext:value-type="string">
            <text:p>41.5-6-14-12</text:p>
          </table:table-cell>
          <table:table-cell/>
          <table:table-cell office:value-type="string" calcext:value-type="string">
            <text:p>38-15-15-15</text:p>
          </table:table-cell>
          <table:table-cell office:value-type="string" calcext:value-type="string">
            <text:p>-</text:p>
          </table:table-cell>
          <table:table-cell office:value-type="percentage" office:value="-0.35" calcext:value-type="percentage">
            <text:p>-35.00%</text:p>
          </table:table-cell>
          <table:table-cell office:value-type="percentage" office:value="-0.34" calcext:value-type="percentage">
            <text:p>-34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34" calcext:value-type="percentage">
            <text:p>-34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38-15-15-1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zorua</text:p>
          </table:table-cell>
          <table:table-cell office:value-type="date" office:date-value="2000-03-02" calcext:value-type="date">
            <text:p>2000-03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date" office:date-value="2001-02-04" calcext:value-type="date">
            <text:p>2001-02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ubat (Shadow)</text:p>
          </table:table-cell>
          <table:table-cell office:value-type="string" calcext:value-type="string">
            <text:p>zubat_shadow</text:p>
          </table:table-cell>
          <table:table-cell office:value-type="date" office:date-value="2001-03-04" calcext:value-type="date">
            <text:p>2001-03-04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weilous</text:p>
          </table:table-cell>
          <table:table-cell office:value-type="string" calcext:value-type="string">
            <text:p>zweilous</text:p>
          </table:table-cell>
          <table:table-cell office:value-type="date" office:date-value="2001-01-02" calcext:value-type="date">
            <text:p>2001-01-02</text:p>
          </table:table-cell>
          <table:table-cell table:number-columns-repeated="2" office:value-type="string" calcext:value-type="string">
            <text:p>50-15-15-15</text:p>
          </table:table-cell>
          <table:table-cell/>
          <table:table-cell office:value-type="string" calcext:value-type="string">
            <text:p>50-15-15-15</text:p>
          </table:table-cell>
          <table:table-cell office:value-type="string" calcext:value-type="string">
            <text:p>-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0-15-15-1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Zygarde</text:p>
          </table:table-cell>
          <table:table-cell office:value-type="string" calcext:value-type="string">
            <text:p>zygarde</text:p>
          </table:table-cell>
          <table:table-cell office:value-type="date" office:date-value="2001-05-02" calcext:value-type="date">
            <text:p>2001-05-02</text:p>
          </table:table-cell>
          <table:table-cell office:value-type="string" calcext:value-type="string">
            <text:p>27.5-1-14-14</text:p>
          </table:table-cell>
          <table:table-cell office:value-type="string" calcext:value-type="string">
            <text:p>27-4-14-14</text:p>
          </table:table-cell>
          <table:table-cell/>
          <table:table-cell office:value-type="string" calcext:value-type="string">
            <text:p>25.5-15-15-15</text:p>
          </table:table-cell>
          <table:table-cell office:value-type="string" calcext:value-type="string">
            <text:p>-</text:p>
          </table:table-cell>
          <table:table-cell office:value-type="percentage" office:value="-0.19" calcext:value-type="percentage">
            <text:p>-19.00%</text:p>
          </table:table-cell>
          <table:table-cell office:value-type="percentage" office:value="-0.17" calcext:value-type="percentage">
            <text:p>-17.00%</text:p>
          </table:table-cell>
          <table:table-cell table:number-columns-repeated="2" office:value-type="string" calcext:value-type="string">
            <text:p>-</text:p>
          </table:table-cell>
          <table:table-cell office:value-type="percentage" office:value="-0.17" calcext:value-type="percentage">
            <text:p>-17.00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.5-15-15-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/00/00</text:date>, <text:time style:data-style-name="N2" text:time-value="13:33:09.7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6:14:43.378000000</meta:creation-date>
    <dc:date>2021-05-06T13:33:52.571000000</dc:date>
    <meta:editing-duration>PT1M45S</meta:editing-duration>
    <meta:editing-cycles>2</meta:editing-cycles>
    <meta:generator>LibreOffice/6.1.6.3$Windows_X86_64 LibreOffice_project/5896ab1714085361c45cf540f76f60673dd96a72</meta:generator>
    <meta:document-statistic meta:table-count="1" meta:cell-count="16180" meta:object-count="0"/>
  </office:meta>
</office:document-meta>
</file>